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1.8043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0.74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cell-content()&lt;0.5" style:apply-style-name="Untitled1" style:base-cell-address="check_head_motion.A2"/>
    </style:style>
    <style:style style:name="ce3" style:family="table-cell" style:parent-style-name="Default">
      <style:map style:condition="cell-content()&lt;0.5" style:apply-style-name="red_20_background" style:base-cell-address="check_head_motion.B2"/>
    </style:style>
  </office:automatic-styles>
  <office:body>
    <office:spreadsheet>
      <table:calculation-settings table:automatic-find-labels="false" table:use-regular-expressions="false" table:use-wildcards="true"/>
      <table:table table:name="check_head_motion" table:style-name="ta1">
        <table:table-column table:style-name="co1" table:default-cell-style-name="ce2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ice_voxels</text:p>
          </table:table-cell>
          <table:table-cell table:style-name="Default" office:value-type="string" calcext:value-type="string">
            <text:p>FA correlation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SUBID</text:p>
          </table:table-cell>
          <table:table-cell office:value-type="string" calcext:value-type="string">
            <text:p>btw</text:p>
          </table:table-cell>
        </table:table-row>
        <table:table-row table:style-name="ro1">
          <table:table-cell office:value-type="float" office:value="0.311137301119622" calcext:value-type="float">
            <text:p>0.311137301119622</text:p>
          </table:table-cell>
          <table:table-cell office:value-type="float" office:value="0.285820152726236" calcext:value-type="float">
            <text:p>0.285820152726236</text:p>
          </table:table-cell>
          <table:table-cell office:value-type="string" calcext:value-type="string">
            <text:p>L_Area_13l</text:p>
          </table:table-cell>
          <table:table-cell office:value-type="string" calcext:value-type="string">
            <text:p>07CAMINO61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33602584814216" calcext:value-type="float">
            <text:p>0.833602584814216</text:p>
          </table:table-cell>
          <table:table-cell office:value-type="float" office:value="0.898155126349261" calcext:value-type="float">
            <text:p>0.898155126349261</text:p>
          </table:table-cell>
          <table:table-cell office:value-type="string" calcext:value-type="string">
            <text:p>L_Area_13l</text:p>
          </table:table-cell>
          <table:table-cell office:value-type="string" calcext:value-type="string">
            <text:p>26CAMINO3920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68344627299128" calcext:value-type="float">
            <text:p>0.868344627299128</text:p>
          </table:table-cell>
          <table:table-cell office:value-type="float" office:value="0.93750454509352" calcext:value-type="float">
            <text:p>0.93750454509352</text:p>
          </table:table-cell>
          <table:table-cell office:value-type="string" calcext:value-type="string">
            <text:p>L_Area_13l</text:p>
          </table:table-cell>
          <table:table-cell office:value-type="string" calcext:value-type="string">
            <text:p>41TPEF469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05702917771883" calcext:value-type="float">
            <text:p>0.805702917771883</text:p>
          </table:table-cell>
          <table:table-cell office:value-type="float" office:value="0.940210387344292" calcext:value-type="float">
            <text:p>0.940210387344292</text:p>
          </table:table-cell>
          <table:table-cell office:value-type="string" calcext:value-type="string">
            <text:p>L_Area_13l</text:p>
          </table:table-cell>
          <table:table-cell office:value-type="string" calcext:value-type="string">
            <text:p>S01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60614272809394" calcext:value-type="float">
            <text:p>0.760614272809394</text:p>
          </table:table-cell>
          <table:table-cell office:value-type="float" office:value="0.895612549512978" calcext:value-type="float">
            <text:p>0.895612549512978</text:p>
          </table:table-cell>
          <table:table-cell office:value-type="string" calcext:value-type="string">
            <text:p>L_Area_13l</text:p>
          </table:table-cell>
          <table:table-cell office:value-type="string" calcext:value-type="string">
            <text:p>S01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97478991596638" calcext:value-type="float">
            <text:p>0.697478991596638</text:p>
          </table:table-cell>
          <table:table-cell office:value-type="float" office:value="0.599425776264732" calcext:value-type="float">
            <text:p>0.599425776264732</text:p>
          </table:table-cell>
          <table:table-cell office:value-type="string" calcext:value-type="string">
            <text:p>L_Area_13l</text:p>
          </table:table-cell>
          <table:table-cell office:value-type="string" calcext:value-type="string">
            <text:p>S01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65370770338373" calcext:value-type="float">
            <text:p>0.865370770338373</text:p>
          </table:table-cell>
          <table:table-cell office:value-type="float" office:value="0.910917702552274" calcext:value-type="float">
            <text:p>0.910917702552274</text:p>
          </table:table-cell>
          <table:table-cell office:value-type="string" calcext:value-type="string">
            <text:p>L_Area_13l</text:p>
          </table:table-cell>
          <table:table-cell office:value-type="string" calcext:value-type="string">
            <text:p>S020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85064624222115" calcext:value-type="float">
            <text:p>0.785064624222115</text:p>
          </table:table-cell>
          <table:table-cell office:value-type="float" office:value="0.617834984694248" calcext:value-type="float">
            <text:p>0.617834984694248</text:p>
          </table:table-cell>
          <table:table-cell office:value-type="string" calcext:value-type="string">
            <text:p>L_Area_13l</text:p>
          </table:table-cell>
          <table:table-cell office:value-type="string" calcext:value-type="string">
            <text:p>S02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21545157780195" calcext:value-type="float">
            <text:p>0.821545157780195</text:p>
          </table:table-cell>
          <table:table-cell office:value-type="float" office:value="0.970533366679071" calcext:value-type="float">
            <text:p>0.970533366679071</text:p>
          </table:table-cell>
          <table:table-cell office:value-type="string" calcext:value-type="string">
            <text:p>L_Area_13l</text:p>
          </table:table-cell>
          <table:table-cell office:value-type="string" calcext:value-type="string">
            <text:p>S02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932486100079428" calcext:value-type="float">
            <text:p>0.932486100079428</text:p>
          </table:table-cell>
          <table:table-cell office:value-type="float" office:value="0.997090166234261" calcext:value-type="float">
            <text:p>0.997090166234261</text:p>
          </table:table-cell>
          <table:table-cell office:value-type="string" calcext:value-type="string">
            <text:p>L_Area_13l</text:p>
          </table:table-cell>
          <table:table-cell office:value-type="string" calcext:value-type="string">
            <text:p>S02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66868381240544" calcext:value-type="float">
            <text:p>0.866868381240544</text:p>
          </table:table-cell>
          <table:table-cell office:value-type="float" office:value="0.937852434162624" calcext:value-type="float">
            <text:p>0.937852434162624</text:p>
          </table:table-cell>
          <table:table-cell office:value-type="string" calcext:value-type="string">
            <text:p>L_Area_13l</text:p>
          </table:table-cell>
          <table:table-cell office:value-type="string" calcext:value-type="string">
            <text:p>S0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84997819450501" calcext:value-type="float">
            <text:p>0.784997819450501</text:p>
          </table:table-cell>
          <table:table-cell office:value-type="float" office:value="0.882760471312772" calcext:value-type="float">
            <text:p>0.882760471312772</text:p>
          </table:table-cell>
          <table:table-cell office:value-type="string" calcext:value-type="string">
            <text:p>L_Area_13l</text:p>
          </table:table-cell>
          <table:table-cell office:value-type="string" calcext:value-type="string">
            <text:p>S02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49230769230769" calcext:value-type="float">
            <text:p>0.849230769230769</text:p>
          </table:table-cell>
          <table:table-cell office:value-type="float" office:value="0.757220846579372" calcext:value-type="float">
            <text:p>0.757220846579372</text:p>
          </table:table-cell>
          <table:table-cell office:value-type="string" calcext:value-type="string">
            <text:p>L_Area_13l</text:p>
          </table:table-cell>
          <table:table-cell office:value-type="string" calcext:value-type="string">
            <text:p>S02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73360516479782" calcext:value-type="float">
            <text:p>0.773360516479782</text:p>
          </table:table-cell>
          <table:table-cell office:value-type="float" office:value="0.71440440613761" calcext:value-type="float">
            <text:p>0.71440440613761</text:p>
          </table:table-cell>
          <table:table-cell office:value-type="string" calcext:value-type="string">
            <text:p>L_Area_13l</text:p>
          </table:table-cell>
          <table:table-cell office:value-type="string" calcext:value-type="string">
            <text:p>S02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56164383561643" calcext:value-type="float">
            <text:p>0.756164383561643</text:p>
          </table:table-cell>
          <table:table-cell office:value-type="float" office:value="0.929411287758388" calcext:value-type="float">
            <text:p>0.929411287758388</text:p>
          </table:table-cell>
          <table:table-cell office:value-type="string" calcext:value-type="string">
            <text:p>L_Area_13l</text:p>
          </table:table-cell>
          <table:table-cell office:value-type="string" calcext:value-type="string">
            <text:p>S02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26455026455026" calcext:value-type="float">
            <text:p>0.826455026455026</text:p>
          </table:table-cell>
          <table:table-cell office:value-type="float" office:value="0.490310947254926" calcext:value-type="float">
            <text:p>0.490310947254926</text:p>
          </table:table-cell>
          <table:table-cell office:value-type="string" calcext:value-type="string">
            <text:p>L_Area_13l</text:p>
          </table:table-cell>
          <table:table-cell office:value-type="string" calcext:value-type="string">
            <text:p>S03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88563829787234" calcext:value-type="float">
            <text:p>0.788563829787234</text:p>
          </table:table-cell>
          <table:table-cell office:value-type="float" office:value="0.972716335306022" calcext:value-type="float">
            <text:p>0.972716335306022</text:p>
          </table:table-cell>
          <table:table-cell office:value-type="string" calcext:value-type="string">
            <text:p>L_Area_13l</text:p>
          </table:table-cell>
          <table:table-cell office:value-type="string" calcext:value-type="string">
            <text:p>S03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59493670886076" calcext:value-type="float">
            <text:p>0.859493670886076</text:p>
          </table:table-cell>
          <table:table-cell office:value-type="float" office:value="0.970985941132058" calcext:value-type="float">
            <text:p>0.970985941132058</text:p>
          </table:table-cell>
          <table:table-cell office:value-type="string" calcext:value-type="string">
            <text:p>L_Area_13l</text:p>
          </table:table-cell>
          <table:table-cell office:value-type="string" calcext:value-type="string">
            <text:p>S03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08811531139515" calcext:value-type="float">
            <text:p>0.808811531139515</text:p>
          </table:table-cell>
          <table:table-cell office:value-type="float" office:value="0.884103657151777" calcext:value-type="float">
            <text:p>0.884103657151777</text:p>
          </table:table-cell>
          <table:table-cell office:value-type="string" calcext:value-type="string">
            <text:p>L_Area_13l</text:p>
          </table:table-cell>
          <table:table-cell office:value-type="string" calcext:value-type="string">
            <text:p>S03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14371980676328" calcext:value-type="float">
            <text:p>0.714371980676328</text:p>
          </table:table-cell>
          <table:table-cell office:value-type="float" office:value="0.22888116467548" calcext:value-type="float">
            <text:p>0.22888116467548</text:p>
          </table:table-cell>
          <table:table-cell office:value-type="string" calcext:value-type="string">
            <text:p>L_Area_13l</text:p>
          </table:table-cell>
          <table:table-cell office:value-type="string" calcext:value-type="string">
            <text:p>S03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12643678160919" calcext:value-type="float">
            <text:p>0.712643678160919</text:p>
          </table:table-cell>
          <table:table-cell office:value-type="float" office:value="0.912222866644399" calcext:value-type="float">
            <text:p>0.912222866644399</text:p>
          </table:table-cell>
          <table:table-cell office:value-type="string" calcext:value-type="string">
            <text:p>L_Area_13l</text:p>
          </table:table-cell>
          <table:table-cell office:value-type="string" calcext:value-type="string">
            <text:p>S03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90671848972792" calcext:value-type="float">
            <text:p>0.790671848972792</text:p>
          </table:table-cell>
          <table:table-cell office:value-type="float" office:value="0.831969463840885" calcext:value-type="float">
            <text:p>0.831969463840885</text:p>
          </table:table-cell>
          <table:table-cell office:value-type="string" calcext:value-type="string">
            <text:p>L_Area_13l</text:p>
          </table:table-cell>
          <table:table-cell office:value-type="string" calcext:value-type="string">
            <text:p>S03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94042746703046" calcext:value-type="float">
            <text:p>0.894042746703046</text:p>
          </table:table-cell>
          <table:table-cell office:value-type="float" office:value="0.757711596135892" calcext:value-type="float">
            <text:p>0.757711596135892</text:p>
          </table:table-cell>
          <table:table-cell office:value-type="string" calcext:value-type="string">
            <text:p>L_Area_13l</text:p>
          </table:table-cell>
          <table:table-cell office:value-type="string" calcext:value-type="string">
            <text:p>S03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28125" calcext:value-type="float">
            <text:p>0.728125</text:p>
          </table:table-cell>
          <table:table-cell office:value-type="float" office:value="0.768142708698237" calcext:value-type="float">
            <text:p>0.768142708698237</text:p>
          </table:table-cell>
          <table:table-cell office:value-type="string" calcext:value-type="string">
            <text:p>L_Area_13l</text:p>
          </table:table-cell>
          <table:table-cell office:value-type="string" calcext:value-type="string">
            <text:p>TOT7729F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507723304231027" calcext:value-type="float">
            <text:p>0.507723304231027</text:p>
          </table:table-cell>
          <table:table-cell office:value-type="float" office:value="0.0975500590111898" calcext:value-type="float">
            <text:p>0.09755005901119</text:p>
          </table:table-cell>
          <table:table-cell office:value-type="string" calcext:value-type="string">
            <text:p>L_Area_25</text:p>
          </table:table-cell>
          <table:table-cell office:value-type="string" calcext:value-type="string">
            <text:p>07CAMINO61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454642475987193" calcext:value-type="float">
            <text:p>0.454642475987193</text:p>
          </table:table-cell>
          <table:table-cell office:value-type="float" office:value="0.560372355366664" calcext:value-type="float">
            <text:p>0.560372355366664</text:p>
          </table:table-cell>
          <table:table-cell office:value-type="string" calcext:value-type="string">
            <text:p>L_Area_25</text:p>
          </table:table-cell>
          <table:table-cell office:value-type="string" calcext:value-type="string">
            <text:p>26CAMINO3920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545306122448979" calcext:value-type="float">
            <text:p>0.545306122448979</text:p>
          </table:table-cell>
          <table:table-cell office:value-type="float" office:value="0.959041257539276" calcext:value-type="float">
            <text:p>0.959041257539276</text:p>
          </table:table-cell>
          <table:table-cell office:value-type="string" calcext:value-type="string">
            <text:p>L_Area_25</text:p>
          </table:table-cell>
          <table:table-cell office:value-type="string" calcext:value-type="string">
            <text:p>41TPEF469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067786442711457" calcext:value-type="float">
            <text:p>0.067786442711457</text:p>
          </table:table-cell>
          <table:table-cell office:value-type="float" office:value="0.526505233776261" calcext:value-type="float">
            <text:p>0.526505233776261</text:p>
          </table:table-cell>
          <table:table-cell office:value-type="string" calcext:value-type="string">
            <text:p>L_Area_25</text:p>
          </table:table-cell>
          <table:table-cell office:value-type="string" calcext:value-type="string">
            <text:p>S01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194756554307116" calcext:value-type="float">
            <text:p>0.194756554307116</text:p>
          </table:table-cell>
          <table:table-cell office:value-type="float" office:value="0.662013766188915" calcext:value-type="float">
            <text:p>0.662013766188915</text:p>
          </table:table-cell>
          <table:table-cell office:value-type="string" calcext:value-type="string">
            <text:p>L_Area_25</text:p>
          </table:table-cell>
          <table:table-cell office:value-type="string" calcext:value-type="string">
            <text:p>S01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77487225728884" calcext:value-type="float">
            <text:p>0.677487225728884</text:p>
          </table:table-cell>
          <table:table-cell office:value-type="float" office:value="0.962792435333514" calcext:value-type="float">
            <text:p>0.962792435333514</text:p>
          </table:table-cell>
          <table:table-cell office:value-type="string" calcext:value-type="string">
            <text:p>L_Area_25</text:p>
          </table:table-cell>
          <table:table-cell office:value-type="string" calcext:value-type="string">
            <text:p>S01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60440293529019" calcext:value-type="float">
            <text:p>0.660440293529019</text:p>
          </table:table-cell>
          <table:table-cell office:value-type="float" office:value="0.802243355421003" calcext:value-type="float">
            <text:p>0.802243355421003</text:p>
          </table:table-cell>
          <table:table-cell office:value-type="string" calcext:value-type="string">
            <text:p>L_Area_25</text:p>
          </table:table-cell>
          <table:table-cell office:value-type="string" calcext:value-type="string">
            <text:p>S020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20987654320987" calcext:value-type="float">
            <text:p>0.820987654320987</text:p>
          </table:table-cell>
          <table:table-cell office:value-type="float" office:value="0.919615005010149" calcext:value-type="float">
            <text:p>0.919615005010149</text:p>
          </table:table-cell>
          <table:table-cell office:value-type="string" calcext:value-type="string">
            <text:p>L_Area_25</text:p>
          </table:table-cell>
          <table:table-cell office:value-type="string" calcext:value-type="string">
            <text:p>S02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07058823529411" calcext:value-type="float">
            <text:p>0.607058823529411</text:p>
          </table:table-cell>
          <table:table-cell office:value-type="float" office:value="0.88320894944592" calcext:value-type="float">
            <text:p>0.88320894944592</text:p>
          </table:table-cell>
          <table:table-cell office:value-type="string" calcext:value-type="string">
            <text:p>L_Area_25</text:p>
          </table:table-cell>
          <table:table-cell office:value-type="string" calcext:value-type="string">
            <text:p>S02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66504854368932" calcext:value-type="float">
            <text:p>0.866504854368932</text:p>
          </table:table-cell>
          <table:table-cell office:value-type="float" office:value="0.986876405954092" calcext:value-type="float">
            <text:p>0.986876405954092</text:p>
          </table:table-cell>
          <table:table-cell office:value-type="string" calcext:value-type="string">
            <text:p>L_Area_25</text:p>
          </table:table-cell>
          <table:table-cell office:value-type="string" calcext:value-type="string">
            <text:p>S02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563509384548232" calcext:value-type="float">
            <text:p>0.563509384548232</text:p>
          </table:table-cell>
          <table:table-cell office:value-type="float" office:value="0.744426687190158" calcext:value-type="float">
            <text:p>0.744426687190158</text:p>
          </table:table-cell>
          <table:table-cell office:value-type="string" calcext:value-type="string">
            <text:p>L_Area_25</text:p>
          </table:table-cell>
          <table:table-cell office:value-type="string" calcext:value-type="string">
            <text:p>S0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39974126778783" calcext:value-type="float">
            <text:p>0.739974126778783</text:p>
          </table:table-cell>
          <table:table-cell office:value-type="float" office:value="0.889765297657763" calcext:value-type="float">
            <text:p>0.889765297657763</text:p>
          </table:table-cell>
          <table:table-cell office:value-type="string" calcext:value-type="string">
            <text:p>L_Area_25</text:p>
          </table:table-cell>
          <table:table-cell office:value-type="string" calcext:value-type="string">
            <text:p>S02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76198486122792" calcext:value-type="float">
            <text:p>0.676198486122792</text:p>
          </table:table-cell>
          <table:table-cell office:value-type="float" office:value="0.824864772433127" calcext:value-type="float">
            <text:p>0.824864772433127</text:p>
          </table:table-cell>
          <table:table-cell office:value-type="string" calcext:value-type="string">
            <text:p>L_Area_25</text:p>
          </table:table-cell>
          <table:table-cell office:value-type="string" calcext:value-type="string">
            <text:p>S02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555371900826446" calcext:value-type="float">
            <text:p>0.555371900826446</text:p>
          </table:table-cell>
          <table:table-cell office:value-type="float" office:value="0.520471303164324" calcext:value-type="float">
            <text:p>0.520471303164324</text:p>
          </table:table-cell>
          <table:table-cell office:value-type="string" calcext:value-type="string">
            <text:p>L_Area_25</text:p>
          </table:table-cell>
          <table:table-cell office:value-type="string" calcext:value-type="string">
            <text:p>S02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21312540610786" calcext:value-type="float">
            <text:p>0.821312540610786</text:p>
          </table:table-cell>
          <table:table-cell office:value-type="float" office:value="0.916457034025188" calcext:value-type="float">
            <text:p>0.916457034025188</text:p>
          </table:table-cell>
          <table:table-cell office:value-type="string" calcext:value-type="string">
            <text:p>L_Area_25</text:p>
          </table:table-cell>
          <table:table-cell office:value-type="string" calcext:value-type="string">
            <text:p>S02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454320987654321" calcext:value-type="float">
            <text:p>0.454320987654321</text:p>
          </table:table-cell>
          <table:table-cell office:value-type="float" office:value="0.432561565501365" calcext:value-type="float">
            <text:p>0.432561565501365</text:p>
          </table:table-cell>
          <table:table-cell office:value-type="string" calcext:value-type="string">
            <text:p>L_Area_25</text:p>
          </table:table-cell>
          <table:table-cell office:value-type="string" calcext:value-type="string">
            <text:p>S03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567814062959694" calcext:value-type="float">
            <text:p>0.567814062959694</text:p>
          </table:table-cell>
          <table:table-cell office:value-type="float" office:value="0.366480945006922" calcext:value-type="float">
            <text:p>0.366480945006922</text:p>
          </table:table-cell>
          <table:table-cell office:value-type="string" calcext:value-type="string">
            <text:p>L_Area_25</text:p>
          </table:table-cell>
          <table:table-cell office:value-type="string" calcext:value-type="string">
            <text:p>S03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128328240942819" calcext:value-type="float">
            <text:p>0.128328240942819</text:p>
          </table:table-cell>
          <table:table-cell office:value-type="float" office:value="0.395748988420442" calcext:value-type="float">
            <text:p>0.395748988420442</text:p>
          </table:table-cell>
          <table:table-cell office:value-type="string" calcext:value-type="string">
            <text:p>L_Area_25</text:p>
          </table:table-cell>
          <table:table-cell office:value-type="string" calcext:value-type="string">
            <text:p>S03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565991102323282" calcext:value-type="float">
            <text:p>0.565991102323282</text:p>
          </table:table-cell>
          <table:table-cell office:value-type="float" office:value="0.176810683776604" calcext:value-type="float">
            <text:p>0.176810683776604</text:p>
          </table:table-cell>
          <table:table-cell office:value-type="string" calcext:value-type="string">
            <text:p>L_Area_25</text:p>
          </table:table-cell>
          <table:table-cell office:value-type="string" calcext:value-type="string">
            <text:p>S03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20387285348922" calcext:value-type="float">
            <text:p>0.620387285348922</text:p>
          </table:table-cell>
          <table:table-cell office:value-type="float" office:value="0.386591990925329" calcext:value-type="float">
            <text:p>0.386591990925329</text:p>
          </table:table-cell>
          <table:table-cell office:value-type="string" calcext:value-type="string">
            <text:p>L_Area_25</text:p>
          </table:table-cell>
          <table:table-cell office:value-type="string" calcext:value-type="string">
            <text:p>S03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15154463634152" calcext:value-type="float">
            <text:p>0.715154463634152</text:p>
          </table:table-cell>
          <table:table-cell office:value-type="float" office:value="0.0798737721165021" calcext:value-type="float">
            <text:p>0.079873772116502</text:p>
          </table:table-cell>
          <table:table-cell office:value-type="string" calcext:value-type="string">
            <text:p>L_Area_25</text:p>
          </table:table-cell>
          <table:table-cell office:value-type="string" calcext:value-type="string">
            <text:p>S03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531293463143254" calcext:value-type="float">
            <text:p>0.531293463143254</text:p>
          </table:table-cell>
          <table:table-cell office:value-type="float" office:value="0.782260600749052" calcext:value-type="float">
            <text:p>0.782260600749052</text:p>
          </table:table-cell>
          <table:table-cell office:value-type="string" calcext:value-type="string">
            <text:p>L_Area_25</text:p>
          </table:table-cell>
          <table:table-cell office:value-type="string" calcext:value-type="string">
            <text:p>S03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62550881953867" calcext:value-type="float">
            <text:p>0.762550881953867</text:p>
          </table:table-cell>
          <table:table-cell office:value-type="float" office:value="0.829850988142156" calcext:value-type="float">
            <text:p>0.829850988142156</text:p>
          </table:table-cell>
          <table:table-cell office:value-type="string" calcext:value-type="string">
            <text:p>L_Area_25</text:p>
          </table:table-cell>
          <table:table-cell office:value-type="string" calcext:value-type="string">
            <text:p>S03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92223572296476" calcext:value-type="float">
            <text:p>0.792223572296476</text:p>
          </table:table-cell>
          <table:table-cell office:value-type="float" office:value="0.602903624863133" calcext:value-type="float">
            <text:p>0.602903624863133</text:p>
          </table:table-cell>
          <table:table-cell office:value-type="string" calcext:value-type="string">
            <text:p>L_Area_25</text:p>
          </table:table-cell>
          <table:table-cell office:value-type="string" calcext:value-type="string">
            <text:p>TOT7729F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23018458197611" calcext:value-type="float">
            <text:p>0.823018458197611</text:p>
          </table:table-cell>
          <table:table-cell office:value-type="float" office:value="0.955281159512504" calcext:value-type="float">
            <text:p>0.955281159512504</text:p>
          </table:table-cell>
          <table:table-cell office:value-type="string" calcext:value-type="string">
            <text:p>L_Area_s32</text:p>
          </table:table-cell>
          <table:table-cell office:value-type="string" calcext:value-type="string">
            <text:p>07CAMINO61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76386404293381" calcext:value-type="float">
            <text:p>0.776386404293381</text:p>
          </table:table-cell>
          <table:table-cell office:value-type="float" office:value="0.979640550809203" calcext:value-type="float">
            <text:p>0.979640550809203</text:p>
          </table:table-cell>
          <table:table-cell office:value-type="string" calcext:value-type="string">
            <text:p>L_Area_s32</text:p>
          </table:table-cell>
          <table:table-cell office:value-type="string" calcext:value-type="string">
            <text:p>26CAMINO3920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86075949367088" calcext:value-type="float">
            <text:p>0.886075949367088</text:p>
          </table:table-cell>
          <table:table-cell office:value-type="float" office:value="0.967715734139177" calcext:value-type="float">
            <text:p>0.967715734139177</text:p>
          </table:table-cell>
          <table:table-cell office:value-type="string" calcext:value-type="string">
            <text:p>L_Area_s32</text:p>
          </table:table-cell>
          <table:table-cell office:value-type="string" calcext:value-type="string">
            <text:p>41TPEF469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63461538461538" calcext:value-type="float">
            <text:p>0.763461538461538</text:p>
          </table:table-cell>
          <table:table-cell office:value-type="float" office:value="0.993571145316182" calcext:value-type="float">
            <text:p>0.993571145316182</text:p>
          </table:table-cell>
          <table:table-cell office:value-type="string" calcext:value-type="string">
            <text:p>L_Area_s32</text:p>
          </table:table-cell>
          <table:table-cell office:value-type="string" calcext:value-type="string">
            <text:p>S01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584830339321357" calcext:value-type="float">
            <text:p>0.584830339321357</text:p>
          </table:table-cell>
          <table:table-cell office:value-type="float" office:value="0.496096972344367" calcext:value-type="float">
            <text:p>0.496096972344367</text:p>
          </table:table-cell>
          <table:table-cell office:value-type="string" calcext:value-type="string">
            <text:p>L_Area_s32</text:p>
          </table:table-cell>
          <table:table-cell office:value-type="string" calcext:value-type="string">
            <text:p>S01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91221374045801" calcext:value-type="float">
            <text:p>0.891221374045801</text:p>
          </table:table-cell>
          <table:table-cell office:value-type="float" office:value="0.971966251306863" calcext:value-type="float">
            <text:p>0.971966251306863</text:p>
          </table:table-cell>
          <table:table-cell office:value-type="string" calcext:value-type="string">
            <text:p>L_Area_s32</text:p>
          </table:table-cell>
          <table:table-cell office:value-type="string" calcext:value-type="string">
            <text:p>S01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90756302521008" calcext:value-type="float">
            <text:p>0.890756302521008</text:p>
          </table:table-cell>
          <table:table-cell office:value-type="float" office:value="0.978587710612906" calcext:value-type="float">
            <text:p>0.978587710612906</text:p>
          </table:table-cell>
          <table:table-cell office:value-type="string" calcext:value-type="string">
            <text:p>L_Area_s32</text:p>
          </table:table-cell>
          <table:table-cell office:value-type="string" calcext:value-type="string">
            <text:p>S020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41405508072174" calcext:value-type="float">
            <text:p>0.841405508072174</text:p>
          </table:table-cell>
          <table:table-cell office:value-type="float" office:value="0.98622258836954" calcext:value-type="float">
            <text:p>0.98622258836954</text:p>
          </table:table-cell>
          <table:table-cell office:value-type="string" calcext:value-type="string">
            <text:p>L_Area_s32</text:p>
          </table:table-cell>
          <table:table-cell office:value-type="string" calcext:value-type="string">
            <text:p>S02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27791563275434" calcext:value-type="float">
            <text:p>0.627791563275434</text:p>
          </table:table-cell>
          <table:table-cell office:value-type="float" office:value="0.945824285988353" calcext:value-type="float">
            <text:p>0.945824285988353</text:p>
          </table:table-cell>
          <table:table-cell office:value-type="string" calcext:value-type="string">
            <text:p>L_Area_s32</text:p>
          </table:table-cell>
          <table:table-cell office:value-type="string" calcext:value-type="string">
            <text:p>S02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944866920152091" calcext:value-type="float">
            <text:p>0.944866920152091</text:p>
          </table:table-cell>
          <table:table-cell office:value-type="float" office:value="0.999738967888648" calcext:value-type="float">
            <text:p>0.999738967888648</text:p>
          </table:table-cell>
          <table:table-cell office:value-type="string" calcext:value-type="string">
            <text:p>L_Area_s32</text:p>
          </table:table-cell>
          <table:table-cell office:value-type="string" calcext:value-type="string">
            <text:p>S02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484149855907781" calcext:value-type="float">
            <text:p>0.484149855907781</text:p>
          </table:table-cell>
          <table:table-cell office:value-type="float" office:value="0.442740260318267" calcext:value-type="float">
            <text:p>0.442740260318267</text:p>
          </table:table-cell>
          <table:table-cell office:value-type="string" calcext:value-type="string">
            <text:p>L_Area_s32</text:p>
          </table:table-cell>
          <table:table-cell office:value-type="string" calcext:value-type="string">
            <text:p>S0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75913129318854" calcext:value-type="float">
            <text:p>0.775913129318854</text:p>
          </table:table-cell>
          <table:table-cell office:value-type="float" office:value="0.972493320418454" calcext:value-type="float">
            <text:p>0.972493320418454</text:p>
          </table:table-cell>
          <table:table-cell office:value-type="string" calcext:value-type="string">
            <text:p>L_Area_s32</text:p>
          </table:table-cell>
          <table:table-cell office:value-type="string" calcext:value-type="string">
            <text:p>S02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87612797374897" calcext:value-type="float">
            <text:p>0.887612797374897</text:p>
          </table:table-cell>
          <table:table-cell office:value-type="float" office:value="0.978415213660484" calcext:value-type="float">
            <text:p>0.978415213660484</text:p>
          </table:table-cell>
          <table:table-cell office:value-type="string" calcext:value-type="string">
            <text:p>L_Area_s32</text:p>
          </table:table-cell>
          <table:table-cell office:value-type="string" calcext:value-type="string">
            <text:p>S02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85093167701863" calcext:value-type="float">
            <text:p>0.885093167701863</text:p>
          </table:table-cell>
          <table:table-cell office:value-type="float" office:value="0.983815643505381" calcext:value-type="float">
            <text:p>0.983815643505381</text:p>
          </table:table-cell>
          <table:table-cell office:value-type="string" calcext:value-type="string">
            <text:p>L_Area_s32</text:p>
          </table:table-cell>
          <table:table-cell office:value-type="string" calcext:value-type="string">
            <text:p>S02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41286307053941" calcext:value-type="float">
            <text:p>0.841286307053941</text:p>
          </table:table-cell>
          <table:table-cell office:value-type="float" office:value="0.960529091858128" calcext:value-type="float">
            <text:p>0.960529091858128</text:p>
          </table:table-cell>
          <table:table-cell office:value-type="string" calcext:value-type="string">
            <text:p>L_Area_s32</text:p>
          </table:table-cell>
          <table:table-cell office:value-type="string" calcext:value-type="string">
            <text:p>S02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65167737330478" calcext:value-type="float">
            <text:p>0.765167737330478</text:p>
          </table:table-cell>
          <table:table-cell office:value-type="float" office:value="0.937779577736377" calcext:value-type="float">
            <text:p>0.937779577736377</text:p>
          </table:table-cell>
          <table:table-cell office:value-type="string" calcext:value-type="string">
            <text:p>L_Area_s32</text:p>
          </table:table-cell>
          <table:table-cell office:value-type="string" calcext:value-type="string">
            <text:p>S03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78680800942285" calcext:value-type="float">
            <text:p>0.878680800942285</text:p>
          </table:table-cell>
          <table:table-cell office:value-type="float" office:value="0.989087959767814" calcext:value-type="float">
            <text:p>0.989087959767814</text:p>
          </table:table-cell>
          <table:table-cell office:value-type="string" calcext:value-type="string">
            <text:p>L_Area_s32</text:p>
          </table:table-cell>
          <table:table-cell office:value-type="string" calcext:value-type="string">
            <text:p>S03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39160839160839" calcext:value-type="float">
            <text:p>0.839160839160839</text:p>
          </table:table-cell>
          <table:table-cell office:value-type="float" office:value="0.993127977279679" calcext:value-type="float">
            <text:p>0.993127977279679</text:p>
          </table:table-cell>
          <table:table-cell office:value-type="string" calcext:value-type="string">
            <text:p>L_Area_s32</text:p>
          </table:table-cell>
          <table:table-cell office:value-type="string" calcext:value-type="string">
            <text:p>S03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318745441283734" calcext:value-type="float">
            <text:p>0.318745441283734</text:p>
          </table:table-cell>
          <table:table-cell office:value-type="float" office:value="0.447551176003916" calcext:value-type="float">
            <text:p>0.447551176003916</text:p>
          </table:table-cell>
          <table:table-cell office:value-type="string" calcext:value-type="string">
            <text:p>L_Area_s32</text:p>
          </table:table-cell>
          <table:table-cell office:value-type="string" calcext:value-type="string">
            <text:p>S03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88306451612903" calcext:value-type="float">
            <text:p>0.788306451612903</text:p>
          </table:table-cell>
          <table:table-cell office:value-type="float" office:value="0.850759697976518" calcext:value-type="float">
            <text:p>0.850759697976518</text:p>
          </table:table-cell>
          <table:table-cell office:value-type="string" calcext:value-type="string">
            <text:p>L_Area_s32</text:p>
          </table:table-cell>
          <table:table-cell office:value-type="string" calcext:value-type="string">
            <text:p>S03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91380999020568" calcext:value-type="float">
            <text:p>0.791380999020568</text:p>
          </table:table-cell>
          <table:table-cell office:value-type="float" office:value="0.952345974460098" calcext:value-type="float">
            <text:p>0.952345974460098</text:p>
          </table:table-cell>
          <table:table-cell office:value-type="string" calcext:value-type="string">
            <text:p>L_Area_s32</text:p>
          </table:table-cell>
          <table:table-cell office:value-type="string" calcext:value-type="string">
            <text:p>S03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83107274969173" calcext:value-type="float">
            <text:p>0.683107274969173</text:p>
          </table:table-cell>
          <table:table-cell office:value-type="float" office:value="0.884748126035052" calcext:value-type="float">
            <text:p>0.884748126035052</text:p>
          </table:table-cell>
          <table:table-cell office:value-type="string" calcext:value-type="string">
            <text:p>L_Area_s32</text:p>
          </table:table-cell>
          <table:table-cell office:value-type="string" calcext:value-type="string">
            <text:p>S03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89497716894977" calcext:value-type="float">
            <text:p>0.889497716894977</text:p>
          </table:table-cell>
          <table:table-cell office:value-type="float" office:value="0.966920211545533" calcext:value-type="float">
            <text:p>0.966920211545533</text:p>
          </table:table-cell>
          <table:table-cell office:value-type="string" calcext:value-type="string">
            <text:p>L_Area_s32</text:p>
          </table:table-cell>
          <table:table-cell office:value-type="string" calcext:value-type="string">
            <text:p>S03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89795918367347" calcext:value-type="float">
            <text:p>0.889795918367347</text:p>
          </table:table-cell>
          <table:table-cell office:value-type="float" office:value="0.915012887097825" calcext:value-type="float">
            <text:p>0.915012887097825</text:p>
          </table:table-cell>
          <table:table-cell office:value-type="string" calcext:value-type="string">
            <text:p>L_Area_s32</text:p>
          </table:table-cell>
          <table:table-cell office:value-type="string" calcext:value-type="string">
            <text:p>TOT7729F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71473354231974" calcext:value-type="float">
            <text:p>0.871473354231974</text:p>
          </table:table-cell>
          <table:table-cell office:value-type="float" office:value="0.929572245274241" calcext:value-type="float">
            <text:p>0.929572245274241</text:p>
          </table:table-cell>
          <table:table-cell office:value-type="string" calcext:value-type="string">
            <text:p>L_Orbital_Frontal_Complex</text:p>
          </table:table-cell>
          <table:table-cell office:value-type="string" calcext:value-type="string">
            <text:p>07CAMINO61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28969359331476" calcext:value-type="float">
            <text:p>0.828969359331476</text:p>
          </table:table-cell>
          <table:table-cell office:value-type="float" office:value="0.534199072556374" calcext:value-type="float">
            <text:p>0.534199072556374</text:p>
          </table:table-cell>
          <table:table-cell office:value-type="string" calcext:value-type="string">
            <text:p>L_Orbital_Frontal_Complex</text:p>
          </table:table-cell>
          <table:table-cell office:value-type="string" calcext:value-type="string">
            <text:p>26CAMINO3920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720999405116" calcext:value-type="float">
            <text:p>0.8720999405116</text:p>
          </table:table-cell>
          <table:table-cell office:value-type="float" office:value="0.903942044696552" calcext:value-type="float">
            <text:p>0.903942044696552</text:p>
          </table:table-cell>
          <table:table-cell office:value-type="string" calcext:value-type="string">
            <text:p>L_Orbital_Frontal_Complex</text:p>
          </table:table-cell>
          <table:table-cell office:value-type="string" calcext:value-type="string">
            <text:p>41TPEF469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48176420695504" calcext:value-type="float">
            <text:p>0.848176420695504</text:p>
          </table:table-cell>
          <table:table-cell office:value-type="float" office:value="0.935454462827142" calcext:value-type="float">
            <text:p>0.935454462827142</text:p>
          </table:table-cell>
          <table:table-cell office:value-type="string" calcext:value-type="string">
            <text:p>L_Orbital_Frontal_Complex</text:p>
          </table:table-cell>
          <table:table-cell office:value-type="string" calcext:value-type="string">
            <text:p>S01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61561119293078" calcext:value-type="float">
            <text:p>0.861561119293078</text:p>
          </table:table-cell>
          <table:table-cell office:value-type="float" office:value="0.974690799364309" calcext:value-type="float">
            <text:p>0.974690799364309</text:p>
          </table:table-cell>
          <table:table-cell office:value-type="string" calcext:value-type="string">
            <text:p>L_Orbital_Frontal_Complex</text:p>
          </table:table-cell>
          <table:table-cell office:value-type="string" calcext:value-type="string">
            <text:p>S01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48582995951417" calcext:value-type="float">
            <text:p>0.848582995951417</text:p>
          </table:table-cell>
          <table:table-cell office:value-type="float" office:value="0.976600074888731" calcext:value-type="float">
            <text:p>0.976600074888731</text:p>
          </table:table-cell>
          <table:table-cell office:value-type="string" calcext:value-type="string">
            <text:p>L_Orbital_Frontal_Complex</text:p>
          </table:table-cell>
          <table:table-cell office:value-type="string" calcext:value-type="string">
            <text:p>S01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213355048859934" calcext:value-type="float">
            <text:p>0.213355048859934</text:p>
          </table:table-cell>
          <table:table-cell office:value-type="float" office:value="0.484488726754754" calcext:value-type="float">
            <text:p>0.484488726754754</text:p>
          </table:table-cell>
          <table:table-cell office:value-type="string" calcext:value-type="string">
            <text:p>L_Orbital_Frontal_Complex</text:p>
          </table:table-cell>
          <table:table-cell office:value-type="string" calcext:value-type="string">
            <text:p>S020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340755082284607" calcext:value-type="float">
            <text:p>0.340755082284607</text:p>
          </table:table-cell>
          <table:table-cell office:value-type="float" office:value="0.62021529136049" calcext:value-type="float">
            <text:p>0.62021529136049</text:p>
          </table:table-cell>
          <table:table-cell office:value-type="string" calcext:value-type="string">
            <text:p>L_Orbital_Frontal_Complex</text:p>
          </table:table-cell>
          <table:table-cell office:value-type="string" calcext:value-type="string">
            <text:p>S02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01552393272962" calcext:value-type="float">
            <text:p>0.601552393272962</text:p>
          </table:table-cell>
          <table:table-cell office:value-type="float" office:value="0.882063509674646" calcext:value-type="float">
            <text:p>0.882063509674646</text:p>
          </table:table-cell>
          <table:table-cell office:value-type="string" calcext:value-type="string">
            <text:p>L_Orbital_Frontal_Complex</text:p>
          </table:table-cell>
          <table:table-cell office:value-type="string" calcext:value-type="string">
            <text:p>S02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951425554382259" calcext:value-type="float">
            <text:p>0.951425554382259</text:p>
          </table:table-cell>
          <table:table-cell office:value-type="float" office:value="0.996401296177289" calcext:value-type="float">
            <text:p>0.996401296177289</text:p>
          </table:table-cell>
          <table:table-cell office:value-type="string" calcext:value-type="string">
            <text:p>L_Orbital_Frontal_Complex</text:p>
          </table:table-cell>
          <table:table-cell office:value-type="string" calcext:value-type="string">
            <text:p>S02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66903914590747" calcext:value-type="float">
            <text:p>0.866903914590747</text:p>
          </table:table-cell>
          <table:table-cell office:value-type="float" office:value="0.890799823105727" calcext:value-type="float">
            <text:p>0.890799823105727</text:p>
          </table:table-cell>
          <table:table-cell office:value-type="string" calcext:value-type="string">
            <text:p>L_Orbital_Frontal_Complex</text:p>
          </table:table-cell>
          <table:table-cell office:value-type="string" calcext:value-type="string">
            <text:p>S0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64466446644664" calcext:value-type="float">
            <text:p>0.664466446644664</text:p>
          </table:table-cell>
          <table:table-cell office:value-type="float" office:value="0.860438112968332" calcext:value-type="float">
            <text:p>0.860438112968332</text:p>
          </table:table-cell>
          <table:table-cell office:value-type="string" calcext:value-type="string">
            <text:p>L_Orbital_Frontal_Complex</text:p>
          </table:table-cell>
          <table:table-cell office:value-type="string" calcext:value-type="string">
            <text:p>S02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91405043746783" calcext:value-type="float">
            <text:p>0.891405043746783</text:p>
          </table:table-cell>
          <table:table-cell office:value-type="float" office:value="0.955587804893937" calcext:value-type="float">
            <text:p>0.955587804893937</text:p>
          </table:table-cell>
          <table:table-cell office:value-type="string" calcext:value-type="string">
            <text:p>L_Orbital_Frontal_Complex</text:p>
          </table:table-cell>
          <table:table-cell office:value-type="string" calcext:value-type="string">
            <text:p>S02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285932721712538" calcext:value-type="float">
            <text:p>0.285932721712538</text:p>
          </table:table-cell>
          <table:table-cell office:value-type="float" office:value="0.499746407004319" calcext:value-type="float">
            <text:p>0.499746407004319</text:p>
          </table:table-cell>
          <table:table-cell office:value-type="string" calcext:value-type="string">
            <text:p>L_Orbital_Frontal_Complex</text:p>
          </table:table-cell>
          <table:table-cell office:value-type="string" calcext:value-type="string">
            <text:p>S02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47707847707847" calcext:value-type="float">
            <text:p>0.847707847707847</text:p>
          </table:table-cell>
          <table:table-cell office:value-type="float" office:value="0.903625239245082" calcext:value-type="float">
            <text:p>0.903625239245082</text:p>
          </table:table-cell>
          <table:table-cell office:value-type="string" calcext:value-type="string">
            <text:p>L_Orbital_Frontal_Complex</text:p>
          </table:table-cell>
          <table:table-cell office:value-type="string" calcext:value-type="string">
            <text:p>S02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69360269360269" calcext:value-type="float">
            <text:p>0.669360269360269</text:p>
          </table:table-cell>
          <table:table-cell office:value-type="float" office:value="0.788820873632011" calcext:value-type="float">
            <text:p>0.788820873632011</text:p>
          </table:table-cell>
          <table:table-cell office:value-type="string" calcext:value-type="string">
            <text:p>L_Orbital_Frontal_Complex</text:p>
          </table:table-cell>
          <table:table-cell office:value-type="string" calcext:value-type="string">
            <text:p>S03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81739130434782" calcext:value-type="float">
            <text:p>0.881739130434782</text:p>
          </table:table-cell>
          <table:table-cell office:value-type="float" office:value="0.971211160720399" calcext:value-type="float">
            <text:p>0.971211160720399</text:p>
          </table:table-cell>
          <table:table-cell office:value-type="string" calcext:value-type="string">
            <text:p>L_Orbital_Frontal_Complex</text:p>
          </table:table-cell>
          <table:table-cell office:value-type="string" calcext:value-type="string">
            <text:p>S03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3578947368421" calcext:value-type="float">
            <text:p>0.83578947368421</text:p>
          </table:table-cell>
          <table:table-cell office:value-type="float" office:value="0.989241639745652" calcext:value-type="float">
            <text:p>0.989241639745652</text:p>
          </table:table-cell>
          <table:table-cell office:value-type="string" calcext:value-type="string">
            <text:p>L_Orbital_Frontal_Complex</text:p>
          </table:table-cell>
          <table:table-cell office:value-type="string" calcext:value-type="string">
            <text:p>S03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26605504587156" calcext:value-type="float">
            <text:p>0.726605504587156</text:p>
          </table:table-cell>
          <table:table-cell office:value-type="float" office:value="0.86076398602425" calcext:value-type="float">
            <text:p>0.86076398602425</text:p>
          </table:table-cell>
          <table:table-cell office:value-type="string" calcext:value-type="string">
            <text:p>L_Orbital_Frontal_Complex</text:p>
          </table:table-cell>
          <table:table-cell office:value-type="string" calcext:value-type="string">
            <text:p>S03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89390519187358" calcext:value-type="float">
            <text:p>0.889390519187358</text:p>
          </table:table-cell>
          <table:table-cell office:value-type="float" office:value="0.968595688830108" calcext:value-type="float">
            <text:p>0.968595688830108</text:p>
          </table:table-cell>
          <table:table-cell office:value-type="string" calcext:value-type="string">
            <text:p>L_Orbital_Frontal_Complex</text:p>
          </table:table-cell>
          <table:table-cell office:value-type="string" calcext:value-type="string">
            <text:p>S03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10404624277456" calcext:value-type="float">
            <text:p>0.810404624277456</text:p>
          </table:table-cell>
          <table:table-cell office:value-type="float" office:value="0.917651723666294" calcext:value-type="float">
            <text:p>0.917651723666294</text:p>
          </table:table-cell>
          <table:table-cell office:value-type="string" calcext:value-type="string">
            <text:p>L_Orbital_Frontal_Complex</text:p>
          </table:table-cell>
          <table:table-cell office:value-type="string" calcext:value-type="string">
            <text:p>S03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88149804359977" calcext:value-type="float">
            <text:p>0.788149804359977</text:p>
          </table:table-cell>
          <table:table-cell office:value-type="float" office:value="0.963476003034602" calcext:value-type="float">
            <text:p>0.963476003034602</text:p>
          </table:table-cell>
          <table:table-cell office:value-type="string" calcext:value-type="string">
            <text:p>L_Orbital_Frontal_Complex</text:p>
          </table:table-cell>
          <table:table-cell office:value-type="string" calcext:value-type="string">
            <text:p>S03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17080943275971" calcext:value-type="float">
            <text:p>0.817080943275971</text:p>
          </table:table-cell>
          <table:table-cell office:value-type="float" office:value="0.911767620644807" calcext:value-type="float">
            <text:p>0.911767620644807</text:p>
          </table:table-cell>
          <table:table-cell office:value-type="string" calcext:value-type="string">
            <text:p>L_Orbital_Frontal_Complex</text:p>
          </table:table-cell>
          <table:table-cell office:value-type="string" calcext:value-type="string">
            <text:p>S03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59709744298548" calcext:value-type="float">
            <text:p>0.859709744298548</text:p>
          </table:table-cell>
          <table:table-cell office:value-type="float" office:value="0.962708713595064" calcext:value-type="float">
            <text:p>0.962708713595064</text:p>
          </table:table-cell>
          <table:table-cell office:value-type="string" calcext:value-type="string">
            <text:p>L_Orbital_Frontal_Complex</text:p>
          </table:table-cell>
          <table:table-cell office:value-type="string" calcext:value-type="string">
            <text:p>TOT7729F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5139016193095" calcext:value-type="float">
            <text:p>0.65139016193095</text:p>
          </table:table-cell>
          <table:table-cell office:value-type="float" office:value="0.745514865280933" calcext:value-type="float">
            <text:p>0.745514865280933</text:p>
          </table:table-cell>
          <table:table-cell office:value-type="string" calcext:value-type="string">
            <text:p>L_posterior_OFC_Complex</text:p>
          </table:table-cell>
          <table:table-cell office:value-type="string" calcext:value-type="string">
            <text:p>07CAMINO61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514686248331108" calcext:value-type="float">
            <text:p>0.514686248331108</text:p>
          </table:table-cell>
          <table:table-cell office:value-type="float" office:value="0.73777755167789" calcext:value-type="float">
            <text:p>0.73777755167789</text:p>
          </table:table-cell>
          <table:table-cell office:value-type="string" calcext:value-type="string">
            <text:p>L_posterior_OFC_Complex</text:p>
          </table:table-cell>
          <table:table-cell office:value-type="string" calcext:value-type="string">
            <text:p>26CAMINO3920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562397820163487" calcext:value-type="float">
            <text:p>0.562397820163487</text:p>
          </table:table-cell>
          <table:table-cell office:value-type="float" office:value="0.869949239313836" calcext:value-type="float">
            <text:p>0.869949239313836</text:p>
          </table:table-cell>
          <table:table-cell office:value-type="string" calcext:value-type="string">
            <text:p>L_posterior_OFC_Complex</text:p>
          </table:table-cell>
          <table:table-cell office:value-type="string" calcext:value-type="string">
            <text:p>41TPEF469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45367412140575" calcext:value-type="float">
            <text:p>0.645367412140575</text:p>
          </table:table-cell>
          <table:table-cell office:value-type="float" office:value="0.902328893553146" calcext:value-type="float">
            <text:p>0.902328893553146</text:p>
          </table:table-cell>
          <table:table-cell office:value-type="string" calcext:value-type="string">
            <text:p>L_posterior_OFC_Complex</text:p>
          </table:table-cell>
          <table:table-cell office:value-type="string" calcext:value-type="string">
            <text:p>S01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64197530864197" calcext:value-type="float">
            <text:p>0.864197530864197</text:p>
          </table:table-cell>
          <table:table-cell office:value-type="float" office:value="0.878300990389201" calcext:value-type="float">
            <text:p>0.878300990389201</text:p>
          </table:table-cell>
          <table:table-cell office:value-type="string" calcext:value-type="string">
            <text:p>L_posterior_OFC_Complex</text:p>
          </table:table-cell>
          <table:table-cell office:value-type="string" calcext:value-type="string">
            <text:p>S01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01225919439579" calcext:value-type="float">
            <text:p>0.801225919439579</text:p>
          </table:table-cell>
          <table:table-cell office:value-type="float" office:value="0.987578111471965" calcext:value-type="float">
            <text:p>0.987578111471965</text:p>
          </table:table-cell>
          <table:table-cell office:value-type="string" calcext:value-type="string">
            <text:p>L_posterior_OFC_Complex</text:p>
          </table:table-cell>
          <table:table-cell office:value-type="string" calcext:value-type="string">
            <text:p>S01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309218203033838" calcext:value-type="float">
            <text:p>0.309218203033838</text:p>
          </table:table-cell>
          <table:table-cell office:value-type="float" office:value="0.679708654776015" calcext:value-type="float">
            <text:p>0.679708654776015</text:p>
          </table:table-cell>
          <table:table-cell office:value-type="string" calcext:value-type="string">
            <text:p>L_posterior_OFC_Complex</text:p>
          </table:table-cell>
          <table:table-cell office:value-type="string" calcext:value-type="string">
            <text:p>S020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528671328671328" calcext:value-type="float">
            <text:p>0.528671328671328</text:p>
          </table:table-cell>
          <table:table-cell office:value-type="float" office:value="0.574606432322723" calcext:value-type="float">
            <text:p>0.574606432322723</text:p>
          </table:table-cell>
          <table:table-cell office:value-type="string" calcext:value-type="string">
            <text:p>L_posterior_OFC_Complex</text:p>
          </table:table-cell>
          <table:table-cell office:value-type="string" calcext:value-type="string">
            <text:p>S02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484342379958246" calcext:value-type="float">
            <text:p>0.484342379958246</text:p>
          </table:table-cell>
          <table:table-cell office:value-type="float" office:value="0.737519547321764" calcext:value-type="float">
            <text:p>0.737519547321764</text:p>
          </table:table-cell>
          <table:table-cell office:value-type="string" calcext:value-type="string">
            <text:p>L_posterior_OFC_Complex</text:p>
          </table:table-cell>
          <table:table-cell office:value-type="string" calcext:value-type="string">
            <text:p>S02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86100386100386" calcext:value-type="float">
            <text:p>0.886100386100386</text:p>
          </table:table-cell>
          <table:table-cell office:value-type="float" office:value="0.986984246698902" calcext:value-type="float">
            <text:p>0.986984246698902</text:p>
          </table:table-cell>
          <table:table-cell office:value-type="string" calcext:value-type="string">
            <text:p>L_posterior_OFC_Complex</text:p>
          </table:table-cell>
          <table:table-cell office:value-type="string" calcext:value-type="string">
            <text:p>S02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26538987688098" calcext:value-type="float">
            <text:p>0.626538987688098</text:p>
          </table:table-cell>
          <table:table-cell office:value-type="float" office:value="0.969749255349084" calcext:value-type="float">
            <text:p>0.969749255349084</text:p>
          </table:table-cell>
          <table:table-cell office:value-type="string" calcext:value-type="string">
            <text:p>L_posterior_OFC_Complex</text:p>
          </table:table-cell>
          <table:table-cell office:value-type="string" calcext:value-type="string">
            <text:p>S0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84333821376281" calcext:value-type="float">
            <text:p>0.884333821376281</text:p>
          </table:table-cell>
          <table:table-cell office:value-type="float" office:value="0.945910388184589" calcext:value-type="float">
            <text:p>0.945910388184589</text:p>
          </table:table-cell>
          <table:table-cell office:value-type="string" calcext:value-type="string">
            <text:p>L_posterior_OFC_Complex</text:p>
          </table:table-cell>
          <table:table-cell office:value-type="string" calcext:value-type="string">
            <text:p>S02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77580071174377" calcext:value-type="float">
            <text:p>0.777580071174377</text:p>
          </table:table-cell>
          <table:table-cell office:value-type="float" office:value="0.706091641551632" calcext:value-type="float">
            <text:p>0.706091641551632</text:p>
          </table:table-cell>
          <table:table-cell office:value-type="string" calcext:value-type="string">
            <text:p>L_posterior_OFC_Complex</text:p>
          </table:table-cell>
          <table:table-cell office:value-type="string" calcext:value-type="string">
            <text:p>S02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447467876039304" calcext:value-type="float">
            <text:p>0.447467876039304</text:p>
          </table:table-cell>
          <table:table-cell office:value-type="float" office:value="0.468279916987209" calcext:value-type="float">
            <text:p>0.468279916987209</text:p>
          </table:table-cell>
          <table:table-cell office:value-type="string" calcext:value-type="string">
            <text:p>L_posterior_OFC_Complex</text:p>
          </table:table-cell>
          <table:table-cell office:value-type="string" calcext:value-type="string">
            <text:p>S02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13559322033898" calcext:value-type="float">
            <text:p>0.813559322033898</text:p>
          </table:table-cell>
          <table:table-cell office:value-type="float" office:value="0.73286354469087" calcext:value-type="float">
            <text:p>0.73286354469087</text:p>
          </table:table-cell>
          <table:table-cell office:value-type="string" calcext:value-type="string">
            <text:p>L_posterior_OFC_Complex</text:p>
          </table:table-cell>
          <table:table-cell office:value-type="string" calcext:value-type="string">
            <text:p>S02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93926247288503" calcext:value-type="float">
            <text:p>0.793926247288503</text:p>
          </table:table-cell>
          <table:table-cell office:value-type="float" office:value="0.725953761806501" calcext:value-type="float">
            <text:p>0.725953761806501</text:p>
          </table:table-cell>
          <table:table-cell office:value-type="string" calcext:value-type="string">
            <text:p>L_posterior_OFC_Complex</text:p>
          </table:table-cell>
          <table:table-cell office:value-type="string" calcext:value-type="string">
            <text:p>S03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92590142242805" calcext:value-type="float">
            <text:p>0.792590142242805</text:p>
          </table:table-cell>
          <table:table-cell office:value-type="float" office:value="0.97163676473172" calcext:value-type="float">
            <text:p>0.97163676473172</text:p>
          </table:table-cell>
          <table:table-cell office:value-type="string" calcext:value-type="string">
            <text:p>L_posterior_OFC_Complex</text:p>
          </table:table-cell>
          <table:table-cell office:value-type="string" calcext:value-type="string">
            <text:p>S03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396063960639606" calcext:value-type="float">
            <text:p>0.396063960639606</text:p>
          </table:table-cell>
          <table:table-cell office:value-type="float" office:value="0.783752723579495" calcext:value-type="float">
            <text:p>0.783752723579495</text:p>
          </table:table-cell>
          <table:table-cell office:value-type="string" calcext:value-type="string">
            <text:p>L_posterior_OFC_Complex</text:p>
          </table:table-cell>
          <table:table-cell office:value-type="string" calcext:value-type="string">
            <text:p>S03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68510389230319" calcext:value-type="float">
            <text:p>0.768510389230319</text:p>
          </table:table-cell>
          <table:table-cell office:value-type="float" office:value="0.881778167762501" calcext:value-type="float">
            <text:p>0.881778167762501</text:p>
          </table:table-cell>
          <table:table-cell office:value-type="string" calcext:value-type="string">
            <text:p>L_posterior_OFC_Complex</text:p>
          </table:table-cell>
          <table:table-cell office:value-type="string" calcext:value-type="string">
            <text:p>S03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26407613005551" calcext:value-type="float">
            <text:p>0.726407613005551</text:p>
          </table:table-cell>
          <table:table-cell office:value-type="float" office:value="0.553810636100744" calcext:value-type="float">
            <text:p>0.553810636100744</text:p>
          </table:table-cell>
          <table:table-cell office:value-type="string" calcext:value-type="string">
            <text:p>L_posterior_OFC_Complex</text:p>
          </table:table-cell>
          <table:table-cell office:value-type="string" calcext:value-type="string">
            <text:p>S03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558171745152354" calcext:value-type="float">
            <text:p>0.558171745152354</text:p>
          </table:table-cell>
          <table:table-cell office:value-type="float" office:value="0.948331076037943" calcext:value-type="float">
            <text:p>0.948331076037943</text:p>
          </table:table-cell>
          <table:table-cell office:value-type="string" calcext:value-type="string">
            <text:p>L_posterior_OFC_Complex</text:p>
          </table:table-cell>
          <table:table-cell office:value-type="string" calcext:value-type="string">
            <text:p>S03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47199220652703" calcext:value-type="float">
            <text:p>0.747199220652703</text:p>
          </table:table-cell>
          <table:table-cell office:value-type="float" office:value="0.963809045437556" calcext:value-type="float">
            <text:p>0.963809045437556</text:p>
          </table:table-cell>
          <table:table-cell office:value-type="string" calcext:value-type="string">
            <text:p>L_posterior_OFC_Complex</text:p>
          </table:table-cell>
          <table:table-cell office:value-type="string" calcext:value-type="string">
            <text:p>S03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09401709401709" calcext:value-type="float">
            <text:p>0.709401709401709</text:p>
          </table:table-cell>
          <table:table-cell office:value-type="float" office:value="0.913739256662592" calcext:value-type="float">
            <text:p>0.913739256662592</text:p>
          </table:table-cell>
          <table:table-cell office:value-type="string" calcext:value-type="string">
            <text:p>L_posterior_OFC_Complex</text:p>
          </table:table-cell>
          <table:table-cell office:value-type="string" calcext:value-type="string">
            <text:p>S03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574780058651026" calcext:value-type="float">
            <text:p>0.574780058651026</text:p>
          </table:table-cell>
          <table:table-cell office:value-type="float" office:value="0.635690860322003" calcext:value-type="float">
            <text:p>0.635690860322003</text:p>
          </table:table-cell>
          <table:table-cell office:value-type="string" calcext:value-type="string">
            <text:p>L_posterior_OFC_Complex</text:p>
          </table:table-cell>
          <table:table-cell office:value-type="string" calcext:value-type="string">
            <text:p>TOT7729F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23529411764705" calcext:value-type="float">
            <text:p>0.823529411764705</text:p>
          </table:table-cell>
          <table:table-cell office:value-type="float" office:value="0.897766391854571" calcext:value-type="float">
            <text:p>0.897766391854571</text:p>
          </table:table-cell>
          <table:table-cell office:value-type="string" calcext:value-type="string">
            <text:p>Left-MammillaryBody</text:p>
          </table:table-cell>
          <table:table-cell office:value-type="string" calcext:value-type="string">
            <text:p>07CAMINO61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75126903553299" calcext:value-type="float">
            <text:p>0.675126903553299</text:p>
          </table:table-cell>
          <table:table-cell office:value-type="float" office:value="-0.431212611097055" calcext:value-type="float">
            <text:p>-0.431212611097055</text:p>
          </table:table-cell>
          <table:table-cell office:value-type="string" calcext:value-type="string">
            <text:p>Left-MammillaryBody</text:p>
          </table:table-cell>
          <table:table-cell office:value-type="string" calcext:value-type="string">
            <text:p>26CAMINO3920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06306306306306" calcext:value-type="float">
            <text:p>0.806306306306306</text:p>
          </table:table-cell>
          <table:table-cell office:value-type="float" office:value="0.781749724995079" calcext:value-type="float">
            <text:p>0.781749724995079</text:p>
          </table:table-cell>
          <table:table-cell office:value-type="string" calcext:value-type="string">
            <text:p>Left-MammillaryBody</text:p>
          </table:table-cell>
          <table:table-cell office:value-type="string" calcext:value-type="string">
            <text:p>41TPEF469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28930817610062" calcext:value-type="float">
            <text:p>0.628930817610062</text:p>
          </table:table-cell>
          <table:table-cell office:value-type="float" office:value="0.119446072937187" calcext:value-type="float">
            <text:p>0.119446072937187</text:p>
          </table:table-cell>
          <table:table-cell office:value-type="string" calcext:value-type="string">
            <text:p>Left-MammillaryBody</text:p>
          </table:table-cell>
          <table:table-cell office:value-type="string" calcext:value-type="string">
            <text:p>S01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98534798534798" calcext:value-type="float">
            <text:p>0.798534798534798</text:p>
          </table:table-cell>
          <table:table-cell office:value-type="float" office:value="0.182775581325403" calcext:value-type="float">
            <text:p>0.182775581325403</text:p>
          </table:table-cell>
          <table:table-cell office:value-type="string" calcext:value-type="string">
            <text:p>Left-MammillaryBody</text:p>
          </table:table-cell>
          <table:table-cell office:value-type="string" calcext:value-type="string">
            <text:p>S01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05755395683453" calcext:value-type="float">
            <text:p>0.805755395683453</text:p>
          </table:table-cell>
          <table:table-cell office:value-type="float" office:value="0.751980481826418" calcext:value-type="float">
            <text:p>0.751980481826418</text:p>
          </table:table-cell>
          <table:table-cell office:value-type="string" calcext:value-type="string">
            <text:p>Left-MammillaryBody</text:p>
          </table:table-cell>
          <table:table-cell office:value-type="string" calcext:value-type="string">
            <text:p>S01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130081300813" calcext:value-type="float">
            <text:p>0.8130081300813</text:p>
          </table:table-cell>
          <table:table-cell office:value-type="float" office:value="0.630410293042937" calcext:value-type="float">
            <text:p>0.630410293042937</text:p>
          </table:table-cell>
          <table:table-cell office:value-type="string" calcext:value-type="string">
            <text:p>Left-MammillaryBody</text:p>
          </table:table-cell>
          <table:table-cell office:value-type="string" calcext:value-type="string">
            <text:p>S020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39495798319327" calcext:value-type="float">
            <text:p>0.739495798319327</text:p>
          </table:table-cell>
          <table:table-cell office:value-type="float" office:value="0.0851977210593413" calcext:value-type="float">
            <text:p>0.085197721059341</text:p>
          </table:table-cell>
          <table:table-cell office:value-type="string" calcext:value-type="string">
            <text:p>Left-MammillaryBody</text:p>
          </table:table-cell>
          <table:table-cell office:value-type="string" calcext:value-type="string">
            <text:p>S02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72566371681416" calcext:value-type="float">
            <text:p>0.672566371681416</text:p>
          </table:table-cell>
          <table:table-cell office:value-type="float" office:value="0.24471886668482" calcext:value-type="float">
            <text:p>0.24471886668482</text:p>
          </table:table-cell>
          <table:table-cell office:value-type="string" calcext:value-type="string">
            <text:p>Left-MammillaryBody</text:p>
          </table:table-cell>
          <table:table-cell office:value-type="string" calcext:value-type="string">
            <text:p>S02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93953488372093" calcext:value-type="float">
            <text:p>0.93953488372093</text:p>
          </table:table-cell>
          <table:table-cell office:value-type="float" office:value="0.989418716333755" calcext:value-type="float">
            <text:p>0.989418716333755</text:p>
          </table:table-cell>
          <table:table-cell office:value-type="string" calcext:value-type="string">
            <text:p>Left-MammillaryBody</text:p>
          </table:table-cell>
          <table:table-cell office:value-type="string" calcext:value-type="string">
            <text:p>S02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2803738317757" calcext:value-type="float">
            <text:p>0.2803738317757</text:p>
          </table:table-cell>
          <table:table-cell office:value-type="float" office:value="0.173516663583448" calcext:value-type="float">
            <text:p>0.173516663583448</text:p>
          </table:table-cell>
          <table:table-cell office:value-type="string" calcext:value-type="string">
            <text:p>Left-MammillaryBody</text:p>
          </table:table-cell>
          <table:table-cell office:value-type="string" calcext:value-type="string">
            <text:p>S0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15217391304347" calcext:value-type="float">
            <text:p>0.815217391304347</text:p>
          </table:table-cell>
          <table:table-cell office:value-type="float" office:value="0.795317251359499" calcext:value-type="float">
            <text:p>0.795317251359499</text:p>
          </table:table-cell>
          <table:table-cell office:value-type="string" calcext:value-type="string">
            <text:p>Left-MammillaryBody</text:p>
          </table:table-cell>
          <table:table-cell office:value-type="string" calcext:value-type="string">
            <text:p>S02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26771653543307" calcext:value-type="float">
            <text:p>0.826771653543307</text:p>
          </table:table-cell>
          <table:table-cell office:value-type="float" office:value="0.317105670376143" calcext:value-type="float">
            <text:p>0.317105670376143</text:p>
          </table:table-cell>
          <table:table-cell office:value-type="string" calcext:value-type="string">
            <text:p>Left-MammillaryBody</text:p>
          </table:table-cell>
          <table:table-cell office:value-type="string" calcext:value-type="string">
            <text:p>S02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06741573033707" calcext:value-type="float">
            <text:p>0.606741573033707</text:p>
          </table:table-cell>
          <table:table-cell office:value-type="float" office:value="0.758384397638844" calcext:value-type="float">
            <text:p>0.758384397638844</text:p>
          </table:table-cell>
          <table:table-cell office:value-type="string" calcext:value-type="string">
            <text:p>Left-MammillaryBody</text:p>
          </table:table-cell>
          <table:table-cell office:value-type="string" calcext:value-type="string">
            <text:p>S02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66310160427807" calcext:value-type="float">
            <text:p>0.866310160427807</text:p>
          </table:table-cell>
          <table:table-cell office:value-type="float" office:value="0.63254637757494" calcext:value-type="float">
            <text:p>0.63254637757494</text:p>
          </table:table-cell>
          <table:table-cell office:value-type="string" calcext:value-type="string">
            <text:p>Left-MammillaryBody</text:p>
          </table:table-cell>
          <table:table-cell office:value-type="string" calcext:value-type="string">
            <text:p>S02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85714285714285" calcext:value-type="float">
            <text:p>0.685714285714285</text:p>
          </table:table-cell>
          <table:table-cell office:value-type="float" office:value="0.778178085413325" calcext:value-type="float">
            <text:p>0.778178085413325</text:p>
          </table:table-cell>
          <table:table-cell office:value-type="string" calcext:value-type="string">
            <text:p>Left-MammillaryBody</text:p>
          </table:table-cell>
          <table:table-cell office:value-type="string" calcext:value-type="string">
            <text:p>S03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23529411764705" calcext:value-type="float">
            <text:p>0.823529411764705</text:p>
          </table:table-cell>
          <table:table-cell office:value-type="float" office:value="0.788570898640752" calcext:value-type="float">
            <text:p>0.788570898640752</text:p>
          </table:table-cell>
          <table:table-cell office:value-type="string" calcext:value-type="string">
            <text:p>Left-MammillaryBody</text:p>
          </table:table-cell>
          <table:table-cell office:value-type="string" calcext:value-type="string">
            <text:p>S03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23529411764705" calcext:value-type="float">
            <text:p>0.823529411764705</text:p>
          </table:table-cell>
          <table:table-cell office:value-type="float" office:value="0.524796538824697" calcext:value-type="float">
            <text:p>0.524796538824697</text:p>
          </table:table-cell>
          <table:table-cell office:value-type="string" calcext:value-type="string">
            <text:p>Left-MammillaryBody</text:p>
          </table:table-cell>
          <table:table-cell office:value-type="string" calcext:value-type="string">
            <text:p>S03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35294117647058" calcext:value-type="float">
            <text:p>0.835294117647058</text:p>
          </table:table-cell>
          <table:table-cell office:value-type="float" office:value="0.47739897740902" calcext:value-type="float">
            <text:p>0.47739897740902</text:p>
          </table:table-cell>
          <table:table-cell office:value-type="string" calcext:value-type="string">
            <text:p>Left-MammillaryBody</text:p>
          </table:table-cell>
          <table:table-cell office:value-type="string" calcext:value-type="string">
            <text:p>S03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29721362229102" calcext:value-type="float">
            <text:p>0.829721362229102</text:p>
          </table:table-cell>
          <table:table-cell office:value-type="float" office:value="0.828085011173818" calcext:value-type="float">
            <text:p>0.828085011173818</text:p>
          </table:table-cell>
          <table:table-cell office:value-type="string" calcext:value-type="string">
            <text:p>Left-MammillaryBody</text:p>
          </table:table-cell>
          <table:table-cell office:value-type="string" calcext:value-type="string">
            <text:p>S03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97297297297297" calcext:value-type="float">
            <text:p>0.697297297297297</text:p>
          </table:table-cell>
          <table:table-cell office:value-type="float" office:value="0.284785135207525" calcext:value-type="float">
            <text:p>0.284785135207525</text:p>
          </table:table-cell>
          <table:table-cell office:value-type="string" calcext:value-type="string">
            <text:p>Left-MammillaryBody</text:p>
          </table:table-cell>
          <table:table-cell office:value-type="string" calcext:value-type="string">
            <text:p>S03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19512195121951" calcext:value-type="float">
            <text:p>0.819512195121951</text:p>
          </table:table-cell>
          <table:table-cell office:value-type="float" office:value="0.0834985763292888" calcext:value-type="float">
            <text:p>0.083498576329289</text:p>
          </table:table-cell>
          <table:table-cell office:value-type="string" calcext:value-type="string">
            <text:p>Left-MammillaryBody</text:p>
          </table:table-cell>
          <table:table-cell office:value-type="string" calcext:value-type="string">
            <text:p>S03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77862595419847" calcext:value-type="float">
            <text:p>0.877862595419847</text:p>
          </table:table-cell>
          <table:table-cell office:value-type="float" office:value="0.926513689377649" calcext:value-type="float">
            <text:p>0.926513689377649</text:p>
          </table:table-cell>
          <table:table-cell office:value-type="string" calcext:value-type="string">
            <text:p>Left-MammillaryBody</text:p>
          </table:table-cell>
          <table:table-cell office:value-type="string" calcext:value-type="string">
            <text:p>S03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57142857142857" calcext:value-type="float">
            <text:p>0.857142857142857</text:p>
          </table:table-cell>
          <table:table-cell office:value-type="float" office:value="0.814657450179909" calcext:value-type="float">
            <text:p>0.814657450179909</text:p>
          </table:table-cell>
          <table:table-cell office:value-type="string" calcext:value-type="string">
            <text:p>Left-MammillaryBody</text:p>
          </table:table-cell>
          <table:table-cell office:value-type="string" calcext:value-type="string">
            <text:p>TOT7729F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69700505639828" calcext:value-type="float">
            <text:p>0.869700505639828</text:p>
          </table:table-cell>
          <table:table-cell office:value-type="float" office:value="0.953424538207116" calcext:value-type="float">
            <text:p>0.953424538207116</text:p>
          </table:table-cell>
          <table:table-cell office:value-type="string" calcext:value-type="string">
            <text:p>R_Area_13l</text:p>
          </table:table-cell>
          <table:table-cell office:value-type="string" calcext:value-type="string">
            <text:p>07CAMINO61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940774487471526" calcext:value-type="float">
            <text:p>0.940774487471526</text:p>
          </table:table-cell>
          <table:table-cell office:value-type="float" office:value="0.989027813060285" calcext:value-type="float">
            <text:p>0.989027813060285</text:p>
          </table:table-cell>
          <table:table-cell office:value-type="string" calcext:value-type="string">
            <text:p>R_Area_13l</text:p>
          </table:table-cell>
          <table:table-cell office:value-type="string" calcext:value-type="string">
            <text:p>26CAMINO3920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85478547854785" calcext:value-type="float">
            <text:p>0.785478547854785</text:p>
          </table:table-cell>
          <table:table-cell office:value-type="float" office:value="0.824821537623286" calcext:value-type="float">
            <text:p>0.824821537623286</text:p>
          </table:table-cell>
          <table:table-cell office:value-type="string" calcext:value-type="string">
            <text:p>R_Area_13l</text:p>
          </table:table-cell>
          <table:table-cell office:value-type="string" calcext:value-type="string">
            <text:p>41TPEF469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414991852254209" calcext:value-type="float">
            <text:p>0.414991852254209</text:p>
          </table:table-cell>
          <table:table-cell office:value-type="float" office:value="0.78589025098435" calcext:value-type="float">
            <text:p>0.78589025098435</text:p>
          </table:table-cell>
          <table:table-cell office:value-type="string" calcext:value-type="string">
            <text:p>R_Area_13l</text:p>
          </table:table-cell>
          <table:table-cell office:value-type="string" calcext:value-type="string">
            <text:p>S01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555956678700361" calcext:value-type="float">
            <text:p>0.555956678700361</text:p>
          </table:table-cell>
          <table:table-cell office:value-type="float" office:value="0.366614820508576" calcext:value-type="float">
            <text:p>0.366614820508576</text:p>
          </table:table-cell>
          <table:table-cell office:value-type="string" calcext:value-type="string">
            <text:p>R_Area_13l</text:p>
          </table:table-cell>
          <table:table-cell office:value-type="string" calcext:value-type="string">
            <text:p>S01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08558211256746" calcext:value-type="float">
            <text:p>0.708558211256746</text:p>
          </table:table-cell>
          <table:table-cell office:value-type="float" office:value="0.642653295142183" calcext:value-type="float">
            <text:p>0.642653295142183</text:p>
          </table:table-cell>
          <table:table-cell office:value-type="string" calcext:value-type="string">
            <text:p>R_Area_13l</text:p>
          </table:table-cell>
          <table:table-cell office:value-type="string" calcext:value-type="string">
            <text:p>S01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06848582129481" calcext:value-type="float">
            <text:p>0.806848582129481</text:p>
          </table:table-cell>
          <table:table-cell office:value-type="float" office:value="0.948948331552982" calcext:value-type="float">
            <text:p>0.948948331552982</text:p>
          </table:table-cell>
          <table:table-cell office:value-type="string" calcext:value-type="string">
            <text:p>R_Area_13l</text:p>
          </table:table-cell>
          <table:table-cell office:value-type="string" calcext:value-type="string">
            <text:p>S020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62022194821208" calcext:value-type="float">
            <text:p>0.762022194821208</text:p>
          </table:table-cell>
          <table:table-cell office:value-type="float" office:value="0.88597435263406" calcext:value-type="float">
            <text:p>0.88597435263406</text:p>
          </table:table-cell>
          <table:table-cell office:value-type="string" calcext:value-type="string">
            <text:p>R_Area_13l</text:p>
          </table:table-cell>
          <table:table-cell office:value-type="string" calcext:value-type="string">
            <text:p>S02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94561933534743" calcext:value-type="float">
            <text:p>0.794561933534743</text:p>
          </table:table-cell>
          <table:table-cell office:value-type="float" office:value="0.898413173096579" calcext:value-type="float">
            <text:p>0.898413173096579</text:p>
          </table:table-cell>
          <table:table-cell office:value-type="string" calcext:value-type="string">
            <text:p>R_Area_13l</text:p>
          </table:table-cell>
          <table:table-cell office:value-type="string" calcext:value-type="string">
            <text:p>S02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925847457627118" calcext:value-type="float">
            <text:p>0.925847457627118</text:p>
          </table:table-cell>
          <table:table-cell office:value-type="float" office:value="0.990666143933871" calcext:value-type="float">
            <text:p>0.990666143933871</text:p>
          </table:table-cell>
          <table:table-cell office:value-type="string" calcext:value-type="string">
            <text:p>R_Area_13l</text:p>
          </table:table-cell>
          <table:table-cell office:value-type="string" calcext:value-type="string">
            <text:p>S02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59515570934256" calcext:value-type="float">
            <text:p>0.859515570934256</text:p>
          </table:table-cell>
          <table:table-cell office:value-type="float" office:value="0.941403601709928" calcext:value-type="float">
            <text:p>0.941403601709928</text:p>
          </table:table-cell>
          <table:table-cell office:value-type="string" calcext:value-type="string">
            <text:p>R_Area_13l</text:p>
          </table:table-cell>
          <table:table-cell office:value-type="string" calcext:value-type="string">
            <text:p>S0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75638841567291" calcext:value-type="float">
            <text:p>0.875638841567291</text:p>
          </table:table-cell>
          <table:table-cell office:value-type="float" office:value="0.918162547841089" calcext:value-type="float">
            <text:p>0.918162547841089</text:p>
          </table:table-cell>
          <table:table-cell office:value-type="string" calcext:value-type="string">
            <text:p>R_Area_13l</text:p>
          </table:table-cell>
          <table:table-cell office:value-type="string" calcext:value-type="string">
            <text:p>S02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29301075268817" calcext:value-type="float">
            <text:p>0.829301075268817</text:p>
          </table:table-cell>
          <table:table-cell office:value-type="float" office:value="0.988435146986294" calcext:value-type="float">
            <text:p>0.988435146986294</text:p>
          </table:table-cell>
          <table:table-cell office:value-type="string" calcext:value-type="string">
            <text:p>R_Area_13l</text:p>
          </table:table-cell>
          <table:table-cell office:value-type="string" calcext:value-type="string">
            <text:p>S02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81557067271353" calcext:value-type="float">
            <text:p>0.781557067271353</text:p>
          </table:table-cell>
          <table:table-cell office:value-type="float" office:value="0.95984515222913" calcext:value-type="float">
            <text:p>0.95984515222913</text:p>
          </table:table-cell>
          <table:table-cell office:value-type="string" calcext:value-type="string">
            <text:p>R_Area_13l</text:p>
          </table:table-cell>
          <table:table-cell office:value-type="string" calcext:value-type="string">
            <text:p>S02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96498905908096" calcext:value-type="float">
            <text:p>0.796498905908096</text:p>
          </table:table-cell>
          <table:table-cell office:value-type="float" office:value="0.701773519193714" calcext:value-type="float">
            <text:p>0.701773519193714</text:p>
          </table:table-cell>
          <table:table-cell office:value-type="string" calcext:value-type="string">
            <text:p>R_Area_13l</text:p>
          </table:table-cell>
          <table:table-cell office:value-type="string" calcext:value-type="string">
            <text:p>S02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21176470588235" calcext:value-type="float">
            <text:p>0.821176470588235</text:p>
          </table:table-cell>
          <table:table-cell office:value-type="float" office:value="0.85843257922122" calcext:value-type="float">
            <text:p>0.85843257922122</text:p>
          </table:table-cell>
          <table:table-cell office:value-type="string" calcext:value-type="string">
            <text:p>R_Area_13l</text:p>
          </table:table-cell>
          <table:table-cell office:value-type="string" calcext:value-type="string">
            <text:p>S03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36948915325402" calcext:value-type="float">
            <text:p>0.836948915325402</text:p>
          </table:table-cell>
          <table:table-cell office:value-type="float" office:value="0.907933168829017" calcext:value-type="float">
            <text:p>0.907933168829017</text:p>
          </table:table-cell>
          <table:table-cell office:value-type="string" calcext:value-type="string">
            <text:p>R_Area_13l</text:p>
          </table:table-cell>
          <table:table-cell office:value-type="string" calcext:value-type="string">
            <text:p>S03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64126527677929" calcext:value-type="float">
            <text:p>0.864126527677929</text:p>
          </table:table-cell>
          <table:table-cell office:value-type="float" office:value="0.979440916442692" calcext:value-type="float">
            <text:p>0.979440916442692</text:p>
          </table:table-cell>
          <table:table-cell office:value-type="string" calcext:value-type="string">
            <text:p>R_Area_13l</text:p>
          </table:table-cell>
          <table:table-cell office:value-type="string" calcext:value-type="string">
            <text:p>S03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474629687992436" calcext:value-type="float">
            <text:p>0.474629687992436</text:p>
          </table:table-cell>
          <table:table-cell office:value-type="float" office:value="0.939470878017389" calcext:value-type="float">
            <text:p>0.939470878017389</text:p>
          </table:table-cell>
          <table:table-cell office:value-type="string" calcext:value-type="string">
            <text:p>R_Area_13l</text:p>
          </table:table-cell>
          <table:table-cell office:value-type="string" calcext:value-type="string">
            <text:p>S03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86234281932495" calcext:value-type="float">
            <text:p>0.786234281932495</text:p>
          </table:table-cell>
          <table:table-cell office:value-type="float" office:value="0.91453117128741" calcext:value-type="float">
            <text:p>0.91453117128741</text:p>
          </table:table-cell>
          <table:table-cell office:value-type="string" calcext:value-type="string">
            <text:p>R_Area_13l</text:p>
          </table:table-cell>
          <table:table-cell office:value-type="string" calcext:value-type="string">
            <text:p>S03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5898353614889" calcext:value-type="float">
            <text:p>0.85898353614889</text:p>
          </table:table-cell>
          <table:table-cell office:value-type="float" office:value="0.923861816225771" calcext:value-type="float">
            <text:p>0.923861816225771</text:p>
          </table:table-cell>
          <table:table-cell office:value-type="string" calcext:value-type="string">
            <text:p>R_Area_13l</text:p>
          </table:table-cell>
          <table:table-cell office:value-type="string" calcext:value-type="string">
            <text:p>S03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4191121143717" calcext:value-type="float">
            <text:p>0.74191121143717</text:p>
          </table:table-cell>
          <table:table-cell office:value-type="float" office:value="0.666831533895788" calcext:value-type="float">
            <text:p>0.666831533895788</text:p>
          </table:table-cell>
          <table:table-cell office:value-type="string" calcext:value-type="string">
            <text:p>R_Area_13l</text:p>
          </table:table-cell>
          <table:table-cell office:value-type="string" calcext:value-type="string">
            <text:p>S03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48341232227488" calcext:value-type="float">
            <text:p>0.848341232227488</text:p>
          </table:table-cell>
          <table:table-cell office:value-type="float" office:value="0.751513272505226" calcext:value-type="float">
            <text:p>0.751513272505226</text:p>
          </table:table-cell>
          <table:table-cell office:value-type="string" calcext:value-type="string">
            <text:p>R_Area_13l</text:p>
          </table:table-cell>
          <table:table-cell office:value-type="string" calcext:value-type="string">
            <text:p>S03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70159453302961" calcext:value-type="float">
            <text:p>0.870159453302961</text:p>
          </table:table-cell>
          <table:table-cell office:value-type="float" office:value="0.901613122239648" calcext:value-type="float">
            <text:p>0.901613122239648</text:p>
          </table:table-cell>
          <table:table-cell office:value-type="string" calcext:value-type="string">
            <text:p>R_Area_13l</text:p>
          </table:table-cell>
          <table:table-cell office:value-type="string" calcext:value-type="string">
            <text:p>TOT7729F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17910447761194" calcext:value-type="float">
            <text:p>0.617910447761194</text:p>
          </table:table-cell>
          <table:table-cell office:value-type="float" office:value="0.868989411756656" calcext:value-type="float">
            <text:p>0.868989411756656</text:p>
          </table:table-cell>
          <table:table-cell office:value-type="string" calcext:value-type="string">
            <text:p>R_Area_25</text:p>
          </table:table-cell>
          <table:table-cell office:value-type="string" calcext:value-type="string">
            <text:p>07CAMINO61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583132530120481" calcext:value-type="float">
            <text:p>0.583132530120481</text:p>
          </table:table-cell>
          <table:table-cell office:value-type="float" office:value="0.196228822426039" calcext:value-type="float">
            <text:p>0.196228822426039</text:p>
          </table:table-cell>
          <table:table-cell office:value-type="string" calcext:value-type="string">
            <text:p>R_Area_25</text:p>
          </table:table-cell>
          <table:table-cell office:value-type="string" calcext:value-type="string">
            <text:p>26CAMINO3920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45674740484429" calcext:value-type="float">
            <text:p>0.745674740484429</text:p>
          </table:table-cell>
          <table:table-cell office:value-type="float" office:value="0.906798984788162" calcext:value-type="float">
            <text:p>0.906798984788162</text:p>
          </table:table-cell>
          <table:table-cell office:value-type="string" calcext:value-type="string">
            <text:p>R_Area_25</text:p>
          </table:table-cell>
          <table:table-cell office:value-type="string" calcext:value-type="string">
            <text:p>41TPEF469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4021164021164" calcext:value-type="float">
            <text:p>0.64021164021164</text:p>
          </table:table-cell>
          <table:table-cell office:value-type="float" office:value="0.500512953934739" calcext:value-type="float">
            <text:p>0.500512953934739</text:p>
          </table:table-cell>
          <table:table-cell office:value-type="string" calcext:value-type="string">
            <text:p>R_Area_25</text:p>
          </table:table-cell>
          <table:table-cell office:value-type="string" calcext:value-type="string">
            <text:p>S01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7551622418879" calcext:value-type="float">
            <text:p>0.67551622418879</text:p>
          </table:table-cell>
          <table:table-cell office:value-type="float" office:value="0.89212833137272" calcext:value-type="float">
            <text:p>0.89212833137272</text:p>
          </table:table-cell>
          <table:table-cell office:value-type="string" calcext:value-type="string">
            <text:p>R_Area_25</text:p>
          </table:table-cell>
          <table:table-cell office:value-type="string" calcext:value-type="string">
            <text:p>S01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5968992248062" calcext:value-type="float">
            <text:p>0.75968992248062</text:p>
          </table:table-cell>
          <table:table-cell office:value-type="float" office:value="0.977343848391852" calcext:value-type="float">
            <text:p>0.977343848391852</text:p>
          </table:table-cell>
          <table:table-cell office:value-type="string" calcext:value-type="string">
            <text:p>R_Area_25</text:p>
          </table:table-cell>
          <table:table-cell office:value-type="string" calcext:value-type="string">
            <text:p>S01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091903719912472" calcext:value-type="float">
            <text:p>0.091903719912472</text:p>
          </table:table-cell>
          <table:table-cell office:value-type="float" office:value="0.238166737570783" calcext:value-type="float">
            <text:p>0.238166737570783</text:p>
          </table:table-cell>
          <table:table-cell office:value-type="string" calcext:value-type="string">
            <text:p>R_Area_25</text:p>
          </table:table-cell>
          <table:table-cell office:value-type="string" calcext:value-type="string">
            <text:p>S020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508928571428571" calcext:value-type="float">
            <text:p>0.508928571428571</text:p>
          </table:table-cell>
          <table:table-cell office:value-type="float" office:value="0.215925950702693" calcext:value-type="float">
            <text:p>0.215925950702693</text:p>
          </table:table-cell>
          <table:table-cell office:value-type="string" calcext:value-type="string">
            <text:p>R_Area_25</text:p>
          </table:table-cell>
          <table:table-cell office:value-type="string" calcext:value-type="string">
            <text:p>S02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0.817992765501123" calcext:value-type="float">
            <text:p>0.817992765501123</text:p>
          </table:table-cell>
          <table:table-cell office:value-type="string" calcext:value-type="string">
            <text:p>R_Area_25</text:p>
          </table:table-cell>
          <table:table-cell office:value-type="string" calcext:value-type="string">
            <text:p>S02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67796610169491" calcext:value-type="float">
            <text:p>0.867796610169491</text:p>
          </table:table-cell>
          <table:table-cell office:value-type="float" office:value="0.981915795892116" calcext:value-type="float">
            <text:p>0.981915795892116</text:p>
          </table:table-cell>
          <table:table-cell office:value-type="string" calcext:value-type="string">
            <text:p>R_Area_25</text:p>
          </table:table-cell>
          <table:table-cell office:value-type="string" calcext:value-type="string">
            <text:p>S02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6321243523316" calcext:value-type="float">
            <text:p>0.66321243523316</text:p>
          </table:table-cell>
          <table:table-cell office:value-type="float" office:value="0.280188876559969" calcext:value-type="float">
            <text:p>0.280188876559969</text:p>
          </table:table-cell>
          <table:table-cell office:value-type="string" calcext:value-type="string">
            <text:p>R_Area_25</text:p>
          </table:table-cell>
          <table:table-cell office:value-type="string" calcext:value-type="string">
            <text:p>S0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29901960784313" calcext:value-type="float">
            <text:p>0.629901960784313</text:p>
          </table:table-cell>
          <table:table-cell office:value-type="float" office:value="0.528176771233048" calcext:value-type="float">
            <text:p>0.528176771233048</text:p>
          </table:table-cell>
          <table:table-cell office:value-type="string" calcext:value-type="string">
            <text:p>R_Area_25</text:p>
          </table:table-cell>
          <table:table-cell office:value-type="string" calcext:value-type="string">
            <text:p>S02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90637191157347" calcext:value-type="float">
            <text:p>0.790637191157347</text:p>
          </table:table-cell>
          <table:table-cell office:value-type="float" office:value="0.969515455677128" calcext:value-type="float">
            <text:p>0.969515455677128</text:p>
          </table:table-cell>
          <table:table-cell office:value-type="string" calcext:value-type="string">
            <text:p>R_Area_25</text:p>
          </table:table-cell>
          <table:table-cell office:value-type="string" calcext:value-type="string">
            <text:p>S02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30387736699729" calcext:value-type="float">
            <text:p>0.730387736699729</text:p>
          </table:table-cell>
          <table:table-cell office:value-type="float" office:value="0.7958060773139" calcext:value-type="float">
            <text:p>0.7958060773139</text:p>
          </table:table-cell>
          <table:table-cell office:value-type="string" calcext:value-type="string">
            <text:p>R_Area_25</text:p>
          </table:table-cell>
          <table:table-cell office:value-type="string" calcext:value-type="string">
            <text:p>S02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74327122153209" calcext:value-type="float">
            <text:p>0.774327122153209</text:p>
          </table:table-cell>
          <table:table-cell office:value-type="float" office:value="0.847774347802217" calcext:value-type="float">
            <text:p>0.847774347802217</text:p>
          </table:table-cell>
          <table:table-cell office:value-type="string" calcext:value-type="string">
            <text:p>R_Area_25</text:p>
          </table:table-cell>
          <table:table-cell office:value-type="string" calcext:value-type="string">
            <text:p>S02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47065101387406" calcext:value-type="float">
            <text:p>0.747065101387406</text:p>
          </table:table-cell>
          <table:table-cell office:value-type="float" office:value="0.774792783762436" calcext:value-type="float">
            <text:p>0.774792783762436</text:p>
          </table:table-cell>
          <table:table-cell office:value-type="string" calcext:value-type="string">
            <text:p>R_Area_25</text:p>
          </table:table-cell>
          <table:table-cell office:value-type="string" calcext:value-type="string">
            <text:p>S03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47727272727272" calcext:value-type="float">
            <text:p>0.747727272727272</text:p>
          </table:table-cell>
          <table:table-cell office:value-type="float" office:value="0.553281917562618" calcext:value-type="float">
            <text:p>0.553281917562618</text:p>
          </table:table-cell>
          <table:table-cell office:value-type="string" calcext:value-type="string">
            <text:p>R_Area_25</text:p>
          </table:table-cell>
          <table:table-cell office:value-type="string" calcext:value-type="string">
            <text:p>S03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93382352941176" calcext:value-type="float">
            <text:p>0.893382352941176</text:p>
          </table:table-cell>
          <table:table-cell office:value-type="float" office:value="0.80129090210434" calcext:value-type="float">
            <text:p>0.80129090210434</text:p>
          </table:table-cell>
          <table:table-cell office:value-type="string" calcext:value-type="string">
            <text:p>R_Area_25</text:p>
          </table:table-cell>
          <table:table-cell office:value-type="string" calcext:value-type="string">
            <text:p>S03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5832531280077" calcext:value-type="float">
            <text:p>0.65832531280077</text:p>
          </table:table-cell>
          <table:table-cell office:value-type="float" office:value="0.853844985833382" calcext:value-type="float">
            <text:p>0.853844985833382</text:p>
          </table:table-cell>
          <table:table-cell office:value-type="string" calcext:value-type="string">
            <text:p>R_Area_25</text:p>
          </table:table-cell>
          <table:table-cell office:value-type="string" calcext:value-type="string">
            <text:p>S03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86516853932584" calcext:value-type="float">
            <text:p>0.786516853932584</text:p>
          </table:table-cell>
          <table:table-cell office:value-type="float" office:value="0.761931350249266" calcext:value-type="float">
            <text:p>0.761931350249266</text:p>
          </table:table-cell>
          <table:table-cell office:value-type="string" calcext:value-type="string">
            <text:p>R_Area_25</text:p>
          </table:table-cell>
          <table:table-cell office:value-type="string" calcext:value-type="string">
            <text:p>S03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67149758454106" calcext:value-type="float">
            <text:p>0.767149758454106</text:p>
          </table:table-cell>
          <table:table-cell office:value-type="float" office:value="0.701396532189969" calcext:value-type="float">
            <text:p>0.701396532189969</text:p>
          </table:table-cell>
          <table:table-cell office:value-type="string" calcext:value-type="string">
            <text:p>R_Area_25</text:p>
          </table:table-cell>
          <table:table-cell office:value-type="string" calcext:value-type="string">
            <text:p>S03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48491879350348" calcext:value-type="float">
            <text:p>0.48491879350348</text:p>
          </table:table-cell>
          <table:table-cell office:value-type="float" office:value="0.94416359958353" calcext:value-type="float">
            <text:p>0.94416359958353</text:p>
          </table:table-cell>
          <table:table-cell office:value-type="string" calcext:value-type="string">
            <text:p>R_Area_25</text:p>
          </table:table-cell>
          <table:table-cell office:value-type="string" calcext:value-type="string">
            <text:p>S03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37450199203187" calcext:value-type="float">
            <text:p>0.637450199203187</text:p>
          </table:table-cell>
          <table:table-cell office:value-type="float" office:value="0.75033279013119" calcext:value-type="float">
            <text:p>0.75033279013119</text:p>
          </table:table-cell>
          <table:table-cell office:value-type="string" calcext:value-type="string">
            <text:p>R_Area_25</text:p>
          </table:table-cell>
          <table:table-cell office:value-type="string" calcext:value-type="string">
            <text:p>S03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09080841638981" calcext:value-type="float">
            <text:p>0.609080841638981</text:p>
          </table:table-cell>
          <table:table-cell office:value-type="float" office:value="0.914125202855883" calcext:value-type="float">
            <text:p>0.914125202855883</text:p>
          </table:table-cell>
          <table:table-cell office:value-type="string" calcext:value-type="string">
            <text:p>R_Area_25</text:p>
          </table:table-cell>
          <table:table-cell office:value-type="string" calcext:value-type="string">
            <text:p>TOT7729F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5080886758538" calcext:value-type="float">
            <text:p>0.85080886758538</text:p>
          </table:table-cell>
          <table:table-cell office:value-type="float" office:value="0.947040877720807" calcext:value-type="float">
            <text:p>0.947040877720807</text:p>
          </table:table-cell>
          <table:table-cell office:value-type="string" calcext:value-type="string">
            <text:p>R_Area_s32</text:p>
          </table:table-cell>
          <table:table-cell office:value-type="string" calcext:value-type="string">
            <text:p>07CAMINO61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35336194563662" calcext:value-type="float">
            <text:p>0.735336194563662</text:p>
          </table:table-cell>
          <table:table-cell office:value-type="float" office:value="0.939560214426039" calcext:value-type="float">
            <text:p>0.939560214426039</text:p>
          </table:table-cell>
          <table:table-cell office:value-type="string" calcext:value-type="string">
            <text:p>R_Area_s32</text:p>
          </table:table-cell>
          <table:table-cell office:value-type="string" calcext:value-type="string">
            <text:p>26CAMINO3920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127544097693351" calcext:value-type="float">
            <text:p>0.127544097693351</text:p>
          </table:table-cell>
          <table:table-cell office:value-type="float" office:value="0.813197459661157" calcext:value-type="float">
            <text:p>0.813197459661157</text:p>
          </table:table-cell>
          <table:table-cell office:value-type="string" calcext:value-type="string">
            <text:p>R_Area_s32</text:p>
          </table:table-cell>
          <table:table-cell office:value-type="string" calcext:value-type="string">
            <text:p>41TPEF469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569794050343249" calcext:value-type="float">
            <text:p>0.569794050343249</text:p>
          </table:table-cell>
          <table:table-cell office:value-type="float" office:value="0.644518619409926" calcext:value-type="float">
            <text:p>0.644518619409926</text:p>
          </table:table-cell>
          <table:table-cell office:value-type="string" calcext:value-type="string">
            <text:p>R_Area_s32</text:p>
          </table:table-cell>
          <table:table-cell office:value-type="string" calcext:value-type="string">
            <text:p>S01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87707641196013" calcext:value-type="float">
            <text:p>0.887707641196013</text:p>
          </table:table-cell>
          <table:table-cell office:value-type="float" office:value="0.985168355466506" calcext:value-type="float">
            <text:p>0.985168355466506</text:p>
          </table:table-cell>
          <table:table-cell office:value-type="string" calcext:value-type="string">
            <text:p>R_Area_s32</text:p>
          </table:table-cell>
          <table:table-cell office:value-type="string" calcext:value-type="string">
            <text:p>S01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6097794822627" calcext:value-type="float">
            <text:p>0.86097794822627</text:p>
          </table:table-cell>
          <table:table-cell office:value-type="float" office:value="0.97682540808795" calcext:value-type="float">
            <text:p>0.97682540808795</text:p>
          </table:table-cell>
          <table:table-cell office:value-type="string" calcext:value-type="string">
            <text:p>R_Area_s32</text:p>
          </table:table-cell>
          <table:table-cell office:value-type="string" calcext:value-type="string">
            <text:p>S01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37053739195791" calcext:value-type="float">
            <text:p>0.37053739195791</text:p>
          </table:table-cell>
          <table:table-cell office:value-type="float" office:value="0.675808122314745" calcext:value-type="float">
            <text:p>0.675808122314745</text:p>
          </table:table-cell>
          <table:table-cell office:value-type="string" calcext:value-type="string">
            <text:p>R_Area_s32</text:p>
          </table:table-cell>
          <table:table-cell office:value-type="string" calcext:value-type="string">
            <text:p>S020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599375650364203" calcext:value-type="float">
            <text:p>0.599375650364203</text:p>
          </table:table-cell>
          <table:table-cell office:value-type="float" office:value="0.730931774886541" calcext:value-type="float">
            <text:p>0.730931774886541</text:p>
          </table:table-cell>
          <table:table-cell office:value-type="string" calcext:value-type="string">
            <text:p>R_Area_s32</text:p>
          </table:table-cell>
          <table:table-cell office:value-type="string" calcext:value-type="string">
            <text:p>S02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51472320376914" calcext:value-type="float">
            <text:p>0.751472320376914</text:p>
          </table:table-cell>
          <table:table-cell office:value-type="float" office:value="0.85919037751423" calcext:value-type="float">
            <text:p>0.85919037751423</text:p>
          </table:table-cell>
          <table:table-cell office:value-type="string" calcext:value-type="string">
            <text:p>R_Area_s32</text:p>
          </table:table-cell>
          <table:table-cell office:value-type="string" calcext:value-type="string">
            <text:p>S02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98920377867746" calcext:value-type="float">
            <text:p>0.798920377867746</text:p>
          </table:table-cell>
          <table:table-cell office:value-type="float" office:value="0.992464147085889" calcext:value-type="float">
            <text:p>0.992464147085889</text:p>
          </table:table-cell>
          <table:table-cell office:value-type="string" calcext:value-type="string">
            <text:p>R_Area_s32</text:p>
          </table:table-cell>
          <table:table-cell office:value-type="string" calcext:value-type="string">
            <text:p>S02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87054161162483" calcext:value-type="float">
            <text:p>0.887054161162483</text:p>
          </table:table-cell>
          <table:table-cell office:value-type="float" office:value="0.972004212629172" calcext:value-type="float">
            <text:p>0.972004212629172</text:p>
          </table:table-cell>
          <table:table-cell office:value-type="string" calcext:value-type="string">
            <text:p>R_Area_s32</text:p>
          </table:table-cell>
          <table:table-cell office:value-type="string" calcext:value-type="string">
            <text:p>S0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181818181818181" calcext:value-type="float">
            <text:p>0.181818181818181</text:p>
          </table:table-cell>
          <table:table-cell office:value-type="float" office:value="0.333788598735578" calcext:value-type="float">
            <text:p>0.333788598735578</text:p>
          </table:table-cell>
          <table:table-cell office:value-type="string" calcext:value-type="string">
            <text:p>R_Area_s32</text:p>
          </table:table-cell>
          <table:table-cell office:value-type="string" calcext:value-type="string">
            <text:p>S02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17764165390505" calcext:value-type="float">
            <text:p>0.817764165390505</text:p>
          </table:table-cell>
          <table:table-cell office:value-type="float" office:value="0.852899392280687" calcext:value-type="float">
            <text:p>0.852899392280687</text:p>
          </table:table-cell>
          <table:table-cell office:value-type="string" calcext:value-type="string">
            <text:p>R_Area_s32</text:p>
          </table:table-cell>
          <table:table-cell office:value-type="string" calcext:value-type="string">
            <text:p>S02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19341563786008" calcext:value-type="float">
            <text:p>0.719341563786008</text:p>
          </table:table-cell>
          <table:table-cell office:value-type="float" office:value="0.917199671164722" calcext:value-type="float">
            <text:p>0.917199671164722</text:p>
          </table:table-cell>
          <table:table-cell office:value-type="string" calcext:value-type="string">
            <text:p>R_Area_s32</text:p>
          </table:table-cell>
          <table:table-cell office:value-type="string" calcext:value-type="string">
            <text:p>S02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99444444444444" calcext:value-type="float">
            <text:p>0.899444444444444</text:p>
          </table:table-cell>
          <table:table-cell office:value-type="float" office:value="0.984383976626388" calcext:value-type="float">
            <text:p>0.984383976626388</text:p>
          </table:table-cell>
          <table:table-cell office:value-type="string" calcext:value-type="string">
            <text:p>R_Area_s32</text:p>
          </table:table-cell>
          <table:table-cell office:value-type="string" calcext:value-type="string">
            <text:p>S02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308991554893194" calcext:value-type="float">
            <text:p>0.308991554893194</text:p>
          </table:table-cell>
          <table:table-cell office:value-type="float" office:value="0.260653164836243" calcext:value-type="float">
            <text:p>0.260653164836243</text:p>
          </table:table-cell>
          <table:table-cell office:value-type="string" calcext:value-type="string">
            <text:p>R_Area_s32</text:p>
          </table:table-cell>
          <table:table-cell office:value-type="string" calcext:value-type="string">
            <text:p>S03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12359550561797" calcext:value-type="float">
            <text:p>0.612359550561797</text:p>
          </table:table-cell>
          <table:table-cell office:value-type="float" office:value="0.729391305172017" calcext:value-type="float">
            <text:p>0.729391305172017</text:p>
          </table:table-cell>
          <table:table-cell office:value-type="string" calcext:value-type="string">
            <text:p>R_Area_s32</text:p>
          </table:table-cell>
          <table:table-cell office:value-type="string" calcext:value-type="string">
            <text:p>S03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3407917383821" calcext:value-type="float">
            <text:p>0.73407917383821</text:p>
          </table:table-cell>
          <table:table-cell office:value-type="float" office:value="0.523903419097462" calcext:value-type="float">
            <text:p>0.523903419097462</text:p>
          </table:table-cell>
          <table:table-cell office:value-type="string" calcext:value-type="string">
            <text:p>R_Area_s32</text:p>
          </table:table-cell>
          <table:table-cell office:value-type="string" calcext:value-type="string">
            <text:p>S03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04832713754646" calcext:value-type="float">
            <text:p>0.804832713754646</text:p>
          </table:table-cell>
          <table:table-cell office:value-type="float" office:value="0.911975452163004" calcext:value-type="float">
            <text:p>0.911975452163004</text:p>
          </table:table-cell>
          <table:table-cell office:value-type="string" calcext:value-type="string">
            <text:p>R_Area_s32</text:p>
          </table:table-cell>
          <table:table-cell office:value-type="string" calcext:value-type="string">
            <text:p>S03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3867341202923" calcext:value-type="float">
            <text:p>0.83867341202923</text:p>
          </table:table-cell>
          <table:table-cell office:value-type="float" office:value="0.97387165999338" calcext:value-type="float">
            <text:p>0.97387165999338</text:p>
          </table:table-cell>
          <table:table-cell office:value-type="string" calcext:value-type="string">
            <text:p>R_Area_s32</text:p>
          </table:table-cell>
          <table:table-cell office:value-type="string" calcext:value-type="string">
            <text:p>S03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59027266028003" calcext:value-type="float">
            <text:p>0.759027266028003</text:p>
          </table:table-cell>
          <table:table-cell office:value-type="float" office:value="0.926100893050893" calcext:value-type="float">
            <text:p>0.926100893050893</text:p>
          </table:table-cell>
          <table:table-cell office:value-type="string" calcext:value-type="string">
            <text:p>R_Area_s32</text:p>
          </table:table-cell>
          <table:table-cell office:value-type="string" calcext:value-type="string">
            <text:p>S03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21130056837178" calcext:value-type="float">
            <text:p>0.821130056837178</text:p>
          </table:table-cell>
          <table:table-cell office:value-type="float" office:value="0.876683926998537" calcext:value-type="float">
            <text:p>0.876683926998537</text:p>
          </table:table-cell>
          <table:table-cell office:value-type="string" calcext:value-type="string">
            <text:p>R_Area_s32</text:p>
          </table:table-cell>
          <table:table-cell office:value-type="string" calcext:value-type="string">
            <text:p>S03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69095816464237" calcext:value-type="float">
            <text:p>0.869095816464237</text:p>
          </table:table-cell>
          <table:table-cell office:value-type="float" office:value="0.985302122571071" calcext:value-type="float">
            <text:p>0.985302122571071</text:p>
          </table:table-cell>
          <table:table-cell office:value-type="string" calcext:value-type="string">
            <text:p>R_Area_s32</text:p>
          </table:table-cell>
          <table:table-cell office:value-type="string" calcext:value-type="string">
            <text:p>S03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03154574132492" calcext:value-type="float">
            <text:p>0.603154574132492</text:p>
          </table:table-cell>
          <table:table-cell office:value-type="float" office:value="0.32683203839787" calcext:value-type="float">
            <text:p>0.32683203839787</text:p>
          </table:table-cell>
          <table:table-cell office:value-type="string" calcext:value-type="string">
            <text:p>R_Area_s32</text:p>
          </table:table-cell>
          <table:table-cell office:value-type="string" calcext:value-type="string">
            <text:p>TOT7729F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12442817932296" calcext:value-type="float">
            <text:p>0.812442817932296</text:p>
          </table:table-cell>
          <table:table-cell office:value-type="float" office:value="0.976383069471058" calcext:value-type="float">
            <text:p>0.976383069471058</text:p>
          </table:table-cell>
          <table:table-cell office:value-type="string" calcext:value-type="string">
            <text:p>R_Orbital_Frontal_Complex</text:p>
          </table:table-cell>
          <table:table-cell office:value-type="string" calcext:value-type="string">
            <text:p>07CAMINO61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46949327817993" calcext:value-type="float">
            <text:p>0.846949327817993</text:p>
          </table:table-cell>
          <table:table-cell office:value-type="float" office:value="0.943799863548771" calcext:value-type="float">
            <text:p>0.943799863548771</text:p>
          </table:table-cell>
          <table:table-cell office:value-type="string" calcext:value-type="string">
            <text:p>R_Orbital_Frontal_Complex</text:p>
          </table:table-cell>
          <table:table-cell office:value-type="string" calcext:value-type="string">
            <text:p>26CAMINO3920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09425107547907" calcext:value-type="float">
            <text:p>0.709425107547907</text:p>
          </table:table-cell>
          <table:table-cell office:value-type="float" office:value="0.887610484398974" calcext:value-type="float">
            <text:p>0.887610484398974</text:p>
          </table:table-cell>
          <table:table-cell office:value-type="string" calcext:value-type="string">
            <text:p>R_Orbital_Frontal_Complex</text:p>
          </table:table-cell>
          <table:table-cell office:value-type="string" calcext:value-type="string">
            <text:p>41TPEF469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8099173553719" calcext:value-type="float">
            <text:p>0.78099173553719</text:p>
          </table:table-cell>
          <table:table-cell office:value-type="float" office:value="0.812790474996517" calcext:value-type="float">
            <text:p>0.812790474996517</text:p>
          </table:table-cell>
          <table:table-cell office:value-type="string" calcext:value-type="string">
            <text:p>R_Orbital_Frontal_Complex</text:p>
          </table:table-cell>
          <table:table-cell office:value-type="string" calcext:value-type="string">
            <text:p>S01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89182058047493" calcext:value-type="float">
            <text:p>0.889182058047493</text:p>
          </table:table-cell>
          <table:table-cell office:value-type="float" office:value="0.96535745567465" calcext:value-type="float">
            <text:p>0.96535745567465</text:p>
          </table:table-cell>
          <table:table-cell office:value-type="string" calcext:value-type="string">
            <text:p>R_Orbital_Frontal_Complex</text:p>
          </table:table-cell>
          <table:table-cell office:value-type="string" calcext:value-type="string">
            <text:p>S01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69212962962962" calcext:value-type="float">
            <text:p>0.869212962962962</text:p>
          </table:table-cell>
          <table:table-cell office:value-type="float" office:value="0.957298828170219" calcext:value-type="float">
            <text:p>0.957298828170219</text:p>
          </table:table-cell>
          <table:table-cell office:value-type="string" calcext:value-type="string">
            <text:p>R_Orbital_Frontal_Complex</text:p>
          </table:table-cell>
          <table:table-cell office:value-type="string" calcext:value-type="string">
            <text:p>S01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418106995884773" calcext:value-type="float">
            <text:p>0.418106995884773</text:p>
          </table:table-cell>
          <table:table-cell office:value-type="float" office:value="0.0799762350456154" calcext:value-type="float">
            <text:p>0.079976235045615</text:p>
          </table:table-cell>
          <table:table-cell office:value-type="string" calcext:value-type="string">
            <text:p>R_Orbital_Frontal_Complex</text:p>
          </table:table-cell>
          <table:table-cell office:value-type="string" calcext:value-type="string">
            <text:p>S020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51766865534649" calcext:value-type="float">
            <text:p>0.851766865534649</text:p>
          </table:table-cell>
          <table:table-cell office:value-type="float" office:value="0.985426045228046" calcext:value-type="float">
            <text:p>0.985426045228046</text:p>
          </table:table-cell>
          <table:table-cell office:value-type="string" calcext:value-type="string">
            <text:p>R_Orbital_Frontal_Complex</text:p>
          </table:table-cell>
          <table:table-cell office:value-type="string" calcext:value-type="string">
            <text:p>S02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13425468904244" calcext:value-type="float">
            <text:p>0.813425468904244</text:p>
          </table:table-cell>
          <table:table-cell office:value-type="float" office:value="0.950425263081504" calcext:value-type="float">
            <text:p>0.950425263081504</text:p>
          </table:table-cell>
          <table:table-cell office:value-type="string" calcext:value-type="string">
            <text:p>R_Orbital_Frontal_Complex</text:p>
          </table:table-cell>
          <table:table-cell office:value-type="string" calcext:value-type="string">
            <text:p>S02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928296067848882" calcext:value-type="float">
            <text:p>0.928296067848882</text:p>
          </table:table-cell>
          <table:table-cell office:value-type="float" office:value="0.993435586155869" calcext:value-type="float">
            <text:p>0.993435586155869</text:p>
          </table:table-cell>
          <table:table-cell office:value-type="string" calcext:value-type="string">
            <text:p>R_Orbital_Frontal_Complex</text:p>
          </table:table-cell>
          <table:table-cell office:value-type="string" calcext:value-type="string">
            <text:p>S02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64130434782608" calcext:value-type="float">
            <text:p>0.864130434782608</text:p>
          </table:table-cell>
          <table:table-cell office:value-type="float" office:value="0.947207118294546" calcext:value-type="float">
            <text:p>0.947207118294546</text:p>
          </table:table-cell>
          <table:table-cell office:value-type="string" calcext:value-type="string">
            <text:p>R_Orbital_Frontal_Complex</text:p>
          </table:table-cell>
          <table:table-cell office:value-type="string" calcext:value-type="string">
            <text:p>S0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407935523868567" calcext:value-type="float">
            <text:p>0.407935523868567</text:p>
          </table:table-cell>
          <table:table-cell office:value-type="float" office:value="0.280957766247672" calcext:value-type="float">
            <text:p>0.280957766247672</text:p>
          </table:table-cell>
          <table:table-cell office:value-type="string" calcext:value-type="string">
            <text:p>R_Orbital_Frontal_Complex</text:p>
          </table:table-cell>
          <table:table-cell office:value-type="string" calcext:value-type="string">
            <text:p>S02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57925993604385" calcext:value-type="float">
            <text:p>0.857925993604385</text:p>
          </table:table-cell>
          <table:table-cell office:value-type="float" office:value="0.977579105535243" calcext:value-type="float">
            <text:p>0.977579105535243</text:p>
          </table:table-cell>
          <table:table-cell office:value-type="string" calcext:value-type="string">
            <text:p>R_Orbital_Frontal_Complex</text:p>
          </table:table-cell>
          <table:table-cell office:value-type="string" calcext:value-type="string">
            <text:p>S02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66752910737386" calcext:value-type="float">
            <text:p>0.866752910737386</text:p>
          </table:table-cell>
          <table:table-cell office:value-type="float" office:value="0.975225689944266" calcext:value-type="float">
            <text:p>0.975225689944266</text:p>
          </table:table-cell>
          <table:table-cell office:value-type="string" calcext:value-type="string">
            <text:p>R_Orbital_Frontal_Complex</text:p>
          </table:table-cell>
          <table:table-cell office:value-type="string" calcext:value-type="string">
            <text:p>S02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35734870317002" calcext:value-type="float">
            <text:p>0.835734870317002</text:p>
          </table:table-cell>
          <table:table-cell office:value-type="float" office:value="0.93028051276771" calcext:value-type="float">
            <text:p>0.93028051276771</text:p>
          </table:table-cell>
          <table:table-cell office:value-type="string" calcext:value-type="string">
            <text:p>R_Orbital_Frontal_Complex</text:p>
          </table:table-cell>
          <table:table-cell office:value-type="string" calcext:value-type="string">
            <text:p>S02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27633378932968" calcext:value-type="float">
            <text:p>0.827633378932968</text:p>
          </table:table-cell>
          <table:table-cell office:value-type="float" office:value="0.829174980898271" calcext:value-type="float">
            <text:p>0.829174980898271</text:p>
          </table:table-cell>
          <table:table-cell office:value-type="string" calcext:value-type="string">
            <text:p>R_Orbital_Frontal_Complex</text:p>
          </table:table-cell>
          <table:table-cell office:value-type="string" calcext:value-type="string">
            <text:p>S03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597826086956521" calcext:value-type="float">
            <text:p>0.597826086956521</text:p>
          </table:table-cell>
          <table:table-cell office:value-type="float" office:value="0.620919897352685" calcext:value-type="float">
            <text:p>0.620919897352685</text:p>
          </table:table-cell>
          <table:table-cell office:value-type="string" calcext:value-type="string">
            <text:p>R_Orbital_Frontal_Complex</text:p>
          </table:table-cell>
          <table:table-cell office:value-type="string" calcext:value-type="string">
            <text:p>S03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43630166169578" calcext:value-type="float">
            <text:p>0.843630166169578</text:p>
          </table:table-cell>
          <table:table-cell office:value-type="float" office:value="0.989719085728138" calcext:value-type="float">
            <text:p>0.989719085728138</text:p>
          </table:table-cell>
          <table:table-cell office:value-type="string" calcext:value-type="string">
            <text:p>R_Orbital_Frontal_Complex</text:p>
          </table:table-cell>
          <table:table-cell office:value-type="string" calcext:value-type="string">
            <text:p>S03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71997786386275" calcext:value-type="float">
            <text:p>0.771997786386275</text:p>
          </table:table-cell>
          <table:table-cell office:value-type="float" office:value="0.828472132308626" calcext:value-type="float">
            <text:p>0.828472132308626</text:p>
          </table:table-cell>
          <table:table-cell office:value-type="string" calcext:value-type="string">
            <text:p>R_Orbital_Frontal_Complex</text:p>
          </table:table-cell>
          <table:table-cell office:value-type="string" calcext:value-type="string">
            <text:p>S03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07900852052672" calcext:value-type="float">
            <text:p>0.807900852052672</text:p>
          </table:table-cell>
          <table:table-cell office:value-type="float" office:value="0.982909625271556" calcext:value-type="float">
            <text:p>0.982909625271556</text:p>
          </table:table-cell>
          <table:table-cell office:value-type="string" calcext:value-type="string">
            <text:p>R_Orbital_Frontal_Complex</text:p>
          </table:table-cell>
          <table:table-cell office:value-type="string" calcext:value-type="string">
            <text:p>S03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26325411334552" calcext:value-type="float">
            <text:p>0.826325411334552</text:p>
          </table:table-cell>
          <table:table-cell office:value-type="float" office:value="0.948510417806351" calcext:value-type="float">
            <text:p>0.948510417806351</text:p>
          </table:table-cell>
          <table:table-cell office:value-type="string" calcext:value-type="string">
            <text:p>R_Orbital_Frontal_Complex</text:p>
          </table:table-cell>
          <table:table-cell office:value-type="string" calcext:value-type="string">
            <text:p>S03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69833496571988" calcext:value-type="float">
            <text:p>0.769833496571988</text:p>
          </table:table-cell>
          <table:table-cell office:value-type="float" office:value="0.918151108600678" calcext:value-type="float">
            <text:p>0.918151108600678</text:p>
          </table:table-cell>
          <table:table-cell office:value-type="string" calcext:value-type="string">
            <text:p>R_Orbital_Frontal_Complex</text:p>
          </table:table-cell>
          <table:table-cell office:value-type="string" calcext:value-type="string">
            <text:p>S03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907006369426751" calcext:value-type="float">
            <text:p>0.907006369426751</text:p>
          </table:table-cell>
          <table:table-cell office:value-type="float" office:value="0.970254130827571" calcext:value-type="float">
            <text:p>0.970254130827571</text:p>
          </table:table-cell>
          <table:table-cell office:value-type="string" calcext:value-type="string">
            <text:p>R_Orbital_Frontal_Complex</text:p>
          </table:table-cell>
          <table:table-cell office:value-type="string" calcext:value-type="string">
            <text:p>S03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85960874568469" calcext:value-type="float">
            <text:p>0.785960874568469</text:p>
          </table:table-cell>
          <table:table-cell office:value-type="float" office:value="0.784890967798187" calcext:value-type="float">
            <text:p>0.784890967798187</text:p>
          </table:table-cell>
          <table:table-cell office:value-type="string" calcext:value-type="string">
            <text:p>R_Orbital_Frontal_Complex</text:p>
          </table:table-cell>
          <table:table-cell office:value-type="string" calcext:value-type="string">
            <text:p>TOT7729F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926710097719869" calcext:value-type="float">
            <text:p>0.926710097719869</text:p>
          </table:table-cell>
          <table:table-cell office:value-type="float" office:value="0.951270169925968" calcext:value-type="float">
            <text:p>0.951270169925968</text:p>
          </table:table-cell>
          <table:table-cell office:value-type="string" calcext:value-type="string">
            <text:p>R_posterior_OFC_Complex</text:p>
          </table:table-cell>
          <table:table-cell office:value-type="string" calcext:value-type="string">
            <text:p>07CAMINO61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457061745919091" calcext:value-type="float">
            <text:p>0.457061745919091</text:p>
          </table:table-cell>
          <table:table-cell office:value-type="float" office:value="-0.0209618988552512" calcext:value-type="float">
            <text:p>-0.020961898855251</text:p>
          </table:table-cell>
          <table:table-cell office:value-type="string" calcext:value-type="string">
            <text:p>R_posterior_OFC_Complex</text:p>
          </table:table-cell>
          <table:table-cell office:value-type="string" calcext:value-type="string">
            <text:p>26CAMINO3920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20883534136546" calcext:value-type="float">
            <text:p>0.720883534136546</text:p>
          </table:table-cell>
          <table:table-cell office:value-type="float" office:value="0.955415303583971" calcext:value-type="float">
            <text:p>0.955415303583971</text:p>
          </table:table-cell>
          <table:table-cell office:value-type="string" calcext:value-type="string">
            <text:p>R_posterior_OFC_Complex</text:p>
          </table:table-cell>
          <table:table-cell office:value-type="string" calcext:value-type="string">
            <text:p>41TPEF469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43198906356801" calcext:value-type="float">
            <text:p>0.43198906356801</text:p>
          </table:table-cell>
          <table:table-cell office:value-type="float" office:value="0.595136142741911" calcext:value-type="float">
            <text:p>0.595136142741911</text:p>
          </table:table-cell>
          <table:table-cell office:value-type="string" calcext:value-type="string">
            <text:p>R_posterior_OFC_Complex</text:p>
          </table:table-cell>
          <table:table-cell office:value-type="string" calcext:value-type="string">
            <text:p>S01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53061224489795" calcext:value-type="float">
            <text:p>0.653061224489795</text:p>
          </table:table-cell>
          <table:table-cell office:value-type="float" office:value="0.757460142518434" calcext:value-type="float">
            <text:p>0.757460142518434</text:p>
          </table:table-cell>
          <table:table-cell office:value-type="string" calcext:value-type="string">
            <text:p>R_posterior_OFC_Complex</text:p>
          </table:table-cell>
          <table:table-cell office:value-type="string" calcext:value-type="string">
            <text:p>S01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38709677419354" calcext:value-type="float">
            <text:p>0.838709677419354</text:p>
          </table:table-cell>
          <table:table-cell office:value-type="float" office:value="0.958293857344529" calcext:value-type="float">
            <text:p>0.958293857344529</text:p>
          </table:table-cell>
          <table:table-cell office:value-type="string" calcext:value-type="string">
            <text:p>R_posterior_OFC_Complex</text:p>
          </table:table-cell>
          <table:table-cell office:value-type="string" calcext:value-type="string">
            <text:p>S01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80067001675041" calcext:value-type="float">
            <text:p>0.680067001675041</text:p>
          </table:table-cell>
          <table:table-cell office:value-type="float" office:value="0.518739489033508" calcext:value-type="float">
            <text:p>0.518739489033508</text:p>
          </table:table-cell>
          <table:table-cell office:value-type="string" calcext:value-type="string">
            <text:p>R_posterior_OFC_Complex</text:p>
          </table:table-cell>
          <table:table-cell office:value-type="string" calcext:value-type="string">
            <text:p>S020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51101321585903" calcext:value-type="float">
            <text:p>0.751101321585903</text:p>
          </table:table-cell>
          <table:table-cell office:value-type="float" office:value="0.668459261629701" calcext:value-type="float">
            <text:p>0.668459261629701</text:p>
          </table:table-cell>
          <table:table-cell office:value-type="string" calcext:value-type="string">
            <text:p>R_posterior_OFC_Complex</text:p>
          </table:table-cell>
          <table:table-cell office:value-type="string" calcext:value-type="string">
            <text:p>S02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562130177514792" calcext:value-type="float">
            <text:p>0.562130177514792</text:p>
          </table:table-cell>
          <table:table-cell office:value-type="float" office:value="0.913185417004143" calcext:value-type="float">
            <text:p>0.913185417004143</text:p>
          </table:table-cell>
          <table:table-cell office:value-type="string" calcext:value-type="string">
            <text:p>R_posterior_OFC_Complex</text:p>
          </table:table-cell>
          <table:table-cell office:value-type="string" calcext:value-type="string">
            <text:p>S02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947780678851174" calcext:value-type="float">
            <text:p>0.947780678851174</text:p>
          </table:table-cell>
          <table:table-cell office:value-type="float" office:value="0.998194189777074" calcext:value-type="float">
            <text:p>0.998194189777074</text:p>
          </table:table-cell>
          <table:table-cell office:value-type="string" calcext:value-type="string">
            <text:p>R_posterior_OFC_Complex</text:p>
          </table:table-cell>
          <table:table-cell office:value-type="string" calcext:value-type="string">
            <text:p>S02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533648170011806" calcext:value-type="float">
            <text:p>0.533648170011806</text:p>
          </table:table-cell>
          <table:table-cell office:value-type="float" office:value="0.290215412152251" calcext:value-type="float">
            <text:p>0.290215412152251</text:p>
          </table:table-cell>
          <table:table-cell office:value-type="string" calcext:value-type="string">
            <text:p>R_posterior_OFC_Complex</text:p>
          </table:table-cell>
          <table:table-cell office:value-type="string" calcext:value-type="string">
            <text:p>S0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08641975308642" calcext:value-type="float">
            <text:p>0.808641975308642</text:p>
          </table:table-cell>
          <table:table-cell office:value-type="float" office:value="0.761208299931556" calcext:value-type="float">
            <text:p>0.761208299931556</text:p>
          </table:table-cell>
          <table:table-cell office:value-type="string" calcext:value-type="string">
            <text:p>R_posterior_OFC_Complex</text:p>
          </table:table-cell>
          <table:table-cell office:value-type="string" calcext:value-type="string">
            <text:p>S02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60995850622406" calcext:value-type="float">
            <text:p>0.860995850622406</text:p>
          </table:table-cell>
          <table:table-cell office:value-type="float" office:value="0.925637632101742" calcext:value-type="float">
            <text:p>0.925637632101742</text:p>
          </table:table-cell>
          <table:table-cell office:value-type="string" calcext:value-type="string">
            <text:p>R_posterior_OFC_Complex</text:p>
          </table:table-cell>
          <table:table-cell office:value-type="string" calcext:value-type="string">
            <text:p>S02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37801350048216" calcext:value-type="float">
            <text:p>0.37801350048216</text:p>
          </table:table-cell>
          <table:table-cell office:value-type="float" office:value="0.829735459929592" calcext:value-type="float">
            <text:p>0.829735459929592</text:p>
          </table:table-cell>
          <table:table-cell office:value-type="string" calcext:value-type="string">
            <text:p>R_posterior_OFC_Complex</text:p>
          </table:table-cell>
          <table:table-cell office:value-type="string" calcext:value-type="string">
            <text:p>S02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76599474145486" calcext:value-type="float">
            <text:p>0.676599474145486</text:p>
          </table:table-cell>
          <table:table-cell office:value-type="float" office:value="0.860333758777121" calcext:value-type="float">
            <text:p>0.860333758777121</text:p>
          </table:table-cell>
          <table:table-cell office:value-type="string" calcext:value-type="string">
            <text:p>R_posterior_OFC_Complex</text:p>
          </table:table-cell>
          <table:table-cell office:value-type="string" calcext:value-type="string">
            <text:p>S02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12051517939282" calcext:value-type="float">
            <text:p>0.712051517939282</text:p>
          </table:table-cell>
          <table:table-cell office:value-type="float" office:value="0.983403893816763" calcext:value-type="float">
            <text:p>0.983403893816763</text:p>
          </table:table-cell>
          <table:table-cell office:value-type="string" calcext:value-type="string">
            <text:p>R_posterior_OFC_Complex</text:p>
          </table:table-cell>
          <table:table-cell office:value-type="string" calcext:value-type="string">
            <text:p>S03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75393419170243" calcext:value-type="float">
            <text:p>0.775393419170243</text:p>
          </table:table-cell>
          <table:table-cell office:value-type="float" office:value="0.907208615393199" calcext:value-type="float">
            <text:p>0.907208615393199</text:p>
          </table:table-cell>
          <table:table-cell office:value-type="string" calcext:value-type="string">
            <text:p>R_posterior_OFC_Complex</text:p>
          </table:table-cell>
          <table:table-cell office:value-type="string" calcext:value-type="string">
            <text:p>S03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9937106918239" calcext:value-type="float">
            <text:p>0.89937106918239</text:p>
          </table:table-cell>
          <table:table-cell office:value-type="float" office:value="0.574562689693183" calcext:value-type="float">
            <text:p>0.574562689693183</text:p>
          </table:table-cell>
          <table:table-cell office:value-type="string" calcext:value-type="string">
            <text:p>R_posterior_OFC_Complex</text:p>
          </table:table-cell>
          <table:table-cell office:value-type="string" calcext:value-type="string">
            <text:p>S03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72682323856613" calcext:value-type="float">
            <text:p>0.872682323856613</text:p>
          </table:table-cell>
          <table:table-cell office:value-type="float" office:value="0.931955659769683" calcext:value-type="float">
            <text:p>0.931955659769683</text:p>
          </table:table-cell>
          <table:table-cell office:value-type="string" calcext:value-type="string">
            <text:p>R_posterior_OFC_Complex</text:p>
          </table:table-cell>
          <table:table-cell office:value-type="string" calcext:value-type="string">
            <text:p>S03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70825456836799" calcext:value-type="float">
            <text:p>0.870825456836799</text:p>
          </table:table-cell>
          <table:table-cell office:value-type="float" office:value="0.290122814601848" calcext:value-type="float">
            <text:p>0.290122814601848</text:p>
          </table:table-cell>
          <table:table-cell office:value-type="string" calcext:value-type="string">
            <text:p>R_posterior_OFC_Complex</text:p>
          </table:table-cell>
          <table:table-cell office:value-type="string" calcext:value-type="string">
            <text:p>S03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00704225352112" calcext:value-type="float">
            <text:p>0.700704225352112</text:p>
          </table:table-cell>
          <table:table-cell office:value-type="float" office:value="0.489853444306128" calcext:value-type="float">
            <text:p>0.489853444306128</text:p>
          </table:table-cell>
          <table:table-cell office:value-type="string" calcext:value-type="string">
            <text:p>R_posterior_OFC_Complex</text:p>
          </table:table-cell>
          <table:table-cell office:value-type="string" calcext:value-type="string">
            <text:p>S03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54846066134549" calcext:value-type="float">
            <text:p>0.754846066134549</text:p>
          </table:table-cell>
          <table:table-cell office:value-type="float" office:value="0.607846496553224" calcext:value-type="float">
            <text:p>0.607846496553224</text:p>
          </table:table-cell>
          <table:table-cell office:value-type="string" calcext:value-type="string">
            <text:p>R_posterior_OFC_Complex</text:p>
          </table:table-cell>
          <table:table-cell office:value-type="string" calcext:value-type="string">
            <text:p>S03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84741144414169" calcext:value-type="float">
            <text:p>0.784741144414169</text:p>
          </table:table-cell>
          <table:table-cell office:value-type="float" office:value="0.690689467696627" calcext:value-type="float">
            <text:p>0.690689467696627</text:p>
          </table:table-cell>
          <table:table-cell office:value-type="string" calcext:value-type="string">
            <text:p>R_posterior_OFC_Complex</text:p>
          </table:table-cell>
          <table:table-cell office:value-type="string" calcext:value-type="string">
            <text:p>S03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22852512155591" calcext:value-type="float">
            <text:p>0.722852512155591</text:p>
          </table:table-cell>
          <table:table-cell office:value-type="float" office:value="0.915455590729849" calcext:value-type="float">
            <text:p>0.915455590729849</text:p>
          </table:table-cell>
          <table:table-cell office:value-type="string" calcext:value-type="string">
            <text:p>R_posterior_OFC_Complex</text:p>
          </table:table-cell>
          <table:table-cell office:value-type="string" calcext:value-type="string">
            <text:p>TOT7729F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12074303405572" calcext:value-type="float">
            <text:p>0.712074303405572</text:p>
          </table:table-cell>
          <table:table-cell office:value-type="float" office:value="0.347749822428138" calcext:value-type="float">
            <text:p>0.347749822428138</text:p>
          </table:table-cell>
          <table:table-cell office:value-type="string" calcext:value-type="string">
            <text:p>Right-MammillaryBody</text:p>
          </table:table-cell>
          <table:table-cell office:value-type="string" calcext:value-type="string">
            <text:p>07CAMINO61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53333333333333" calcext:value-type="float">
            <text:p>0.853333333333333</text:p>
          </table:table-cell>
          <table:table-cell office:value-type="float" office:value="0.852002938333156" calcext:value-type="float">
            <text:p>0.852002938333156</text:p>
          </table:table-cell>
          <table:table-cell office:value-type="string" calcext:value-type="string">
            <text:p>Right-MammillaryBody</text:p>
          </table:table-cell>
          <table:table-cell office:value-type="string" calcext:value-type="string">
            <text:p>26CAMINO3920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00705467372134" calcext:value-type="float">
            <text:p>0.800705467372134</text:p>
          </table:table-cell>
          <table:table-cell office:value-type="float" office:value="0.818583078791951" calcext:value-type="float">
            <text:p>0.818583078791951</text:p>
          </table:table-cell>
          <table:table-cell office:value-type="string" calcext:value-type="string">
            <text:p>Right-MammillaryBody</text:p>
          </table:table-cell>
          <table:table-cell office:value-type="string" calcext:value-type="string">
            <text:p>41TPEF469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38743455497382" calcext:value-type="float">
            <text:p>0.638743455497382</text:p>
          </table:table-cell>
          <table:table-cell office:value-type="float" office:value="0.565231115447328" calcext:value-type="float">
            <text:p>0.565231115447328</text:p>
          </table:table-cell>
          <table:table-cell office:value-type="string" calcext:value-type="string">
            <text:p>Right-MammillaryBody</text:p>
          </table:table-cell>
          <table:table-cell office:value-type="string" calcext:value-type="string">
            <text:p>S01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27272727272727" calcext:value-type="float">
            <text:p>0.727272727272727</text:p>
          </table:table-cell>
          <table:table-cell office:value-type="float" office:value="0.450524220827819" calcext:value-type="float">
            <text:p>0.450524220827819</text:p>
          </table:table-cell>
          <table:table-cell office:value-type="string" calcext:value-type="string">
            <text:p>Right-MammillaryBody</text:p>
          </table:table-cell>
          <table:table-cell office:value-type="string" calcext:value-type="string">
            <text:p>S01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1875" calcext:value-type="float">
            <text:p>0.71875</text:p>
          </table:table-cell>
          <table:table-cell office:value-type="float" office:value="-0.024058617582984" calcext:value-type="float">
            <text:p>-0.024058617582984</text:p>
          </table:table-cell>
          <table:table-cell office:value-type="string" calcext:value-type="string">
            <text:p>Right-MammillaryBody</text:p>
          </table:table-cell>
          <table:table-cell office:value-type="string" calcext:value-type="string">
            <text:p>S01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04597701149425" calcext:value-type="float">
            <text:p>0.804597701149425</text:p>
          </table:table-cell>
          <table:table-cell office:value-type="float" office:value="0.544165871181599" calcext:value-type="float">
            <text:p>0.544165871181599</text:p>
          </table:table-cell>
          <table:table-cell office:value-type="string" calcext:value-type="string">
            <text:p>Right-MammillaryBody</text:p>
          </table:table-cell>
          <table:table-cell office:value-type="string" calcext:value-type="string">
            <text:p>S020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55421686746987" calcext:value-type="float">
            <text:p>0.855421686746987</text:p>
          </table:table-cell>
          <table:table-cell office:value-type="float" office:value="0.448673735292983" calcext:value-type="float">
            <text:p>0.448673735292983</text:p>
          </table:table-cell>
          <table:table-cell office:value-type="string" calcext:value-type="string">
            <text:p>Right-MammillaryBody</text:p>
          </table:table-cell>
          <table:table-cell office:value-type="string" calcext:value-type="string">
            <text:p>S02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479674796747967" calcext:value-type="float">
            <text:p>0.479674796747967</text:p>
          </table:table-cell>
          <table:table-cell office:value-type="float" office:value="0.822713436662375" calcext:value-type="float">
            <text:p>0.822713436662375</text:p>
          </table:table-cell>
          <table:table-cell office:value-type="string" calcext:value-type="string">
            <text:p>Right-MammillaryBody</text:p>
          </table:table-cell>
          <table:table-cell office:value-type="string" calcext:value-type="string">
            <text:p>S02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962343096234309" calcext:value-type="float">
            <text:p>0.962343096234309</text:p>
          </table:table-cell>
          <table:table-cell office:value-type="float" office:value="0.993079479894922" calcext:value-type="float">
            <text:p>0.993079479894922</text:p>
          </table:table-cell>
          <table:table-cell office:value-type="string" calcext:value-type="string">
            <text:p>Right-MammillaryBody</text:p>
          </table:table-cell>
          <table:table-cell office:value-type="string" calcext:value-type="string">
            <text:p>S02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166666666666666" calcext:value-type="float">
            <text:p>0.166666666666666</text:p>
          </table:table-cell>
          <table:table-cell office:value-type="float" office:value="-0.820052954692409" calcext:value-type="float">
            <text:p>-0.820052954692409</text:p>
          </table:table-cell>
          <table:table-cell office:value-type="string" calcext:value-type="string">
            <text:p>Right-MammillaryBody</text:p>
          </table:table-cell>
          <table:table-cell office:value-type="string" calcext:value-type="string">
            <text:p>S02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25766871165644" calcext:value-type="float">
            <text:p>0.625766871165644</text:p>
          </table:table-cell>
          <table:table-cell office:value-type="float" office:value="0.953282965418491" calcext:value-type="float">
            <text:p>0.953282965418491</text:p>
          </table:table-cell>
          <table:table-cell office:value-type="string" calcext:value-type="string">
            <text:p>Right-MammillaryBody</text:p>
          </table:table-cell>
          <table:table-cell office:value-type="string" calcext:value-type="string">
            <text:p>S02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912820512820512" calcext:value-type="float">
            <text:p>0.912820512820512</text:p>
          </table:table-cell>
          <table:table-cell office:value-type="float" office:value="0.175872793818942" calcext:value-type="float">
            <text:p>0.175872793818942</text:p>
          </table:table-cell>
          <table:table-cell office:value-type="string" calcext:value-type="string">
            <text:p>Right-MammillaryBody</text:p>
          </table:table-cell>
          <table:table-cell office:value-type="string" calcext:value-type="string">
            <text:p>S02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74897119341563" calcext:value-type="float">
            <text:p>0.674897119341563</text:p>
          </table:table-cell>
          <table:table-cell office:value-type="float" office:value="0.117623605452175" calcext:value-type="float">
            <text:p>0.117623605452175</text:p>
          </table:table-cell>
          <table:table-cell office:value-type="string" calcext:value-type="string">
            <text:p>Right-MammillaryBody</text:p>
          </table:table-cell>
          <table:table-cell office:value-type="string" calcext:value-type="string">
            <text:p>S02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68167202572347" calcext:value-type="float">
            <text:p>0.868167202572347</text:p>
          </table:table-cell>
          <table:table-cell office:value-type="float" office:value="0.453480368429346" calcext:value-type="float">
            <text:p>0.453480368429346</text:p>
          </table:table-cell>
          <table:table-cell office:value-type="string" calcext:value-type="string">
            <text:p>Right-MammillaryBody</text:p>
          </table:table-cell>
          <table:table-cell office:value-type="string" calcext:value-type="string">
            <text:p>S029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53391684901531" calcext:value-type="float">
            <text:p>0.853391684901531</text:p>
          </table:table-cell>
          <table:table-cell office:value-type="float" office:value="0.873109044638674" calcext:value-type="float">
            <text:p>0.873109044638674</text:p>
          </table:table-cell>
          <table:table-cell office:value-type="string" calcext:value-type="string">
            <text:p>Right-MammillaryBody</text:p>
          </table:table-cell>
          <table:table-cell office:value-type="string" calcext:value-type="string">
            <text:p>S031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74172185430463" calcext:value-type="float">
            <text:p>0.874172185430463</text:p>
          </table:table-cell>
          <table:table-cell office:value-type="float" office:value="0.683078809893536" calcext:value-type="float">
            <text:p>0.683078809893536</text:p>
          </table:table-cell>
          <table:table-cell office:value-type="string" calcext:value-type="string">
            <text:p>Right-MammillaryBody</text:p>
          </table:table-cell>
          <table:table-cell office:value-type="string" calcext:value-type="string">
            <text:p>S032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01136363636363" calcext:value-type="float">
            <text:p>0.801136363636363</text:p>
          </table:table-cell>
          <table:table-cell office:value-type="float" office:value="0.478494411187442" calcext:value-type="float">
            <text:p>0.478494411187442</text:p>
          </table:table-cell>
          <table:table-cell office:value-type="string" calcext:value-type="string">
            <text:p>Right-MammillaryBody</text:p>
          </table:table-cell>
          <table:table-cell office:value-type="string" calcext:value-type="string">
            <text:p>S033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87755102040816" calcext:value-type="float">
            <text:p>0.887755102040816</text:p>
          </table:table-cell>
          <table:table-cell office:value-type="float" office:value="0.507887085837968" calcext:value-type="float">
            <text:p>0.507887085837968</text:p>
          </table:table-cell>
          <table:table-cell office:value-type="string" calcext:value-type="string">
            <text:p>Right-MammillaryBody</text:p>
          </table:table-cell>
          <table:table-cell office:value-type="string" calcext:value-type="string">
            <text:p>S034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76543209876543" calcext:value-type="float">
            <text:p>0.876543209876543</text:p>
          </table:table-cell>
          <table:table-cell office:value-type="float" office:value="0.946604813946742" calcext:value-type="float">
            <text:p>0.946604813946742</text:p>
          </table:table-cell>
          <table:table-cell office:value-type="string" calcext:value-type="string">
            <text:p>Right-MammillaryBody</text:p>
          </table:table-cell>
          <table:table-cell office:value-type="string" calcext:value-type="string">
            <text:p>S035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677777777777777" calcext:value-type="float">
            <text:p>0.677777777777777</text:p>
          </table:table-cell>
          <table:table-cell office:value-type="float" office:value="0.485191522959841" calcext:value-type="float">
            <text:p>0.485191522959841</text:p>
          </table:table-cell>
          <table:table-cell office:value-type="string" calcext:value-type="string">
            <text:p>Right-MammillaryBody</text:p>
          </table:table-cell>
          <table:table-cell office:value-type="string" calcext:value-type="string">
            <text:p>S036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801724137931034" calcext:value-type="float">
            <text:p>0.801724137931034</text:p>
          </table:table-cell>
          <table:table-cell office:value-type="float" office:value="0.51498169719489" calcext:value-type="float">
            <text:p>0.51498169719489</text:p>
          </table:table-cell>
          <table:table-cell office:value-type="string" calcext:value-type="string">
            <text:p>Right-MammillaryBody</text:p>
          </table:table-cell>
          <table:table-cell office:value-type="string" calcext:value-type="string">
            <text:p>S037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91449814126394" calcext:value-type="float">
            <text:p>0.91449814126394</text:p>
          </table:table-cell>
          <table:table-cell office:value-type="float" office:value="0.941328011839838" calcext:value-type="float">
            <text:p>0.941328011839838</text:p>
          </table:table-cell>
          <table:table-cell office:value-type="string" calcext:value-type="string">
            <text:p>Right-MammillaryBody</text:p>
          </table:table-cell>
          <table:table-cell office:value-type="string" calcext:value-type="string">
            <text:p>S038</text:p>
          </table:table-cell>
          <table:table-cell office:value-type="string" calcext:value-type="string">
            <text:p>T01vsT02</text:p>
          </table:table-cell>
        </table:table-row>
        <table:table-row table:style-name="ro1">
          <table:table-cell office:value-type="float" office:value="0.744897959183673" calcext:value-type="float">
            <text:p>0.744897959183673</text:p>
          </table:table-cell>
          <table:table-cell office:value-type="float" office:value="0.210915166765541" calcext:value-type="float">
            <text:p>0.210915166765541</text:p>
          </table:table-cell>
          <table:table-cell office:value-type="string" calcext:value-type="string">
            <text:p>Right-MammillaryBody</text:p>
          </table:table-cell>
          <table:table-cell office:value-type="string" calcext:value-type="string">
            <text:p>TOT7729F</text:p>
          </table:table-cell>
          <table:table-cell office:value-type="string" calcext:value-type="string">
            <text:p>T01vsT02</text:p>
          </table:table-cell>
        </table:table-row>
        <calcext:conditional-formats>
          <calcext:conditional-format calcext:target-range-address="check_head_motion.A2:check_head_motion.A289">
            <calcext:condition calcext:apply-style-name="Untitled1" calcext:value="&lt;0.5" calcext:base-cell-address="check_head_motion.A2"/>
          </calcext:conditional-format>
          <calcext:conditional-format calcext:target-range-address="check_head_motion.B2:check_head_motion.B289">
            <calcext:condition calcext:apply-style-name="red background" calcext:value="&lt;0.5" calcext:base-cell-address="check_head_motion.B2"/>
          </calcext:conditional-format>
        </calcext:conditional-formats>
      </table:table>
      <table:named-expressions/>
      <table:database-ranges>
        <table:database-range table:name="__Anonymous_Sheet_DB__0" table:target-range-address="check_head_motion.A1:check_head_motion.E289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ff4000"/>
    </style:style>
    <style:style style:name="red_20_background" style:display-name="red backgroun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08:52:58.0808200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21T11:01:53.296521168</dc:date>
    <meta:editing-duration>PT6H32M12S</meta:editing-duration>
    <meta:editing-cycles>5</meta:editing-cycles>
    <meta:generator>LibreOffice/6.4.7.2$Linux_X86_64 LibreOffice_project/40$Build-2</meta:generator>
    <meta:document-statistic meta:table-count="1" meta:cell-count="1445" meta:object-count="0"/>
  </office:meta>
</office:document-meta>
</file>